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4BA6E68805F378F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2" svg:font-family="'Segoe UI'" style:font-adornments="Regular"/>
    <style:font-face style:name="Arial1" svg:font-family="Arial" style:font-adornments="Regular" style:font-family-generic="swiss"/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6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5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8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2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63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83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62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6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64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94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95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96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97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_20_98" style:repeat="stretch" presentation:display-footer="true" presentation:display-page-number="false" presentation:display-date-time="true"/>
    </style:style>
    <style:style style:name="dp22" style:family="drawing-page">
      <style:drawing-page-properties presentation:background-visible="true" presentation:background-objects-visible="true" draw:fill="bitmap" draw:fill-image-name="Bitmap_20_99" style:repeat="stretch" presentation:display-footer="true" presentation:display-page-number="false" presentation:display-date-time="true"/>
    </style:style>
    <style:style style:name="dp23" style:family="drawing-page">
      <style:drawing-page-properties presentation:background-visible="true" presentation:background-objects-visible="true" draw:fill="bitmap" draw:fill-image-name="Bitmap_20_67" style:repeat="stretch" presentation:display-footer="true" presentation:display-page-number="false" presentation:display-date-time="true"/>
    </style:style>
    <style:style style:name="dp24" style:family="drawing-page">
      <style:drawing-page-properties presentation:background-visible="true" presentation:background-objects-visible="true" draw:fill="bitmap" draw:fill-image-name="Bitmap_20_68" style:repeat="stretch" presentation:display-footer="true" presentation:display-page-number="false" presentation:display-date-time="true"/>
    </style:style>
    <style:style style:name="dp25" style:family="drawing-page">
      <style:drawing-page-properties presentation:background-visible="true" presentation:background-objects-visible="true" draw:fill="bitmap" draw:fill-image-name="Bitmap_20_69" style:repeat="stretch" presentation:display-footer="true" presentation:display-page-number="false" presentation:display-date-time="true"/>
    </style:style>
    <style:style style:name="dp26" style:family="drawing-page">
      <style:drawing-page-properties presentation:background-visible="true" presentation:background-objects-visible="true" draw:fill="bitmap" draw:fill-image-name="Bitmap_20_70" style:repeat="stretch" presentation:display-footer="true" presentation:display-page-number="false" presentation:display-date-time="true"/>
    </style:style>
    <style:style style:name="dp27" style:family="drawing-page">
      <style:drawing-page-properties presentation:background-visible="true" presentation:background-objects-visible="true" draw:fill="bitmap" draw:fill-image-name="Bitmap_20_71" style:repeat="stretch" presentation:display-footer="true" presentation:display-page-number="false" presentation:display-date-time="true"/>
    </style:style>
    <style:style style:name="dp28" style:family="drawing-page">
      <style:drawing-page-properties presentation:background-visible="true" presentation:background-objects-visible="true" draw:fill="bitmap" draw:fill-image-name="Bitmap_20_7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4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04cm"/>
    </style:style>
    <style:style style:name="gr5" style:family="graphic" style:parent-style-name="standard">
      <style:graphic-properties draw:stroke="none" draw:fill="none" fo:min-height="6.414cm"/>
    </style:style>
    <style:style style:name="gr6" style:family="graphic" style:parent-style-name="standard">
      <style:graphic-properties draw:stroke="none" draw:fill="none" fo:min-height="9.575cm"/>
    </style:style>
    <style:style style:name="gr7" style:family="graphic" style:parent-style-name="standard">
      <style:graphic-properties draw:stroke="none" draw:fill="none" fo:min-height="9.01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9" style:family="graphic" style:parent-style-name="standard">
      <style:graphic-properties draw:stroke="none" draw:fill="none" fo:min-height="10.327cm"/>
    </style:style>
    <style:style style:name="gr10" style:family="graphic" style:parent-style-name="standard">
      <style:graphic-properties draw:stroke="none" draw:fill="none" fo:min-height="9.091cm"/>
    </style:style>
    <style:style style:name="gr11" style:family="graphic" style:parent-style-name="standard">
      <style:graphic-properties draw:stroke="none" draw:fill="none" fo:min-height="5.261cm"/>
    </style:style>
    <style:style style:name="gr12" style:family="graphic" style:parent-style-name="standard">
      <style:graphic-properties draw:stroke="none" draw:fill="none" fo:min-height="8.731cm"/>
    </style:style>
    <style:style style:name="gr13" style:family="graphic" style:parent-style-name="standard">
      <style:graphic-properties draw:stroke="none" draw:fill="none" fo:min-height="9.20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49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73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82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571cm"/>
    </style:style>
    <style:style style:name="gr21" style:family="graphic" style:parent-style-name="standard">
      <style:graphic-properties draw:stroke="none" draw:fill="none" fo:min-height="2.481cm"/>
    </style:style>
    <style:style style:name="gr22" style:family="graphic" style:parent-style-name="standard">
      <style:graphic-properties draw:stroke="none" draw:fill="none" fo:min-height="10.132cm"/>
    </style:style>
    <style:style style:name="gr23" style:family="graphic" style:parent-style-name="standard">
      <style:graphic-properties draw:stroke="none" draw:fill="none" fo:min-height="7.321cm"/>
    </style:style>
    <style:style style:name="gr24" style:family="graphic" style:parent-style-name="standard">
      <style:graphic-properties draw:stroke="none" draw:fill="none" fo:min-height="5.818cm"/>
    </style:style>
    <style:style style:name="gr25" style:family="graphic" style:parent-style-name="standard">
      <style:graphic-properties draw:stroke="none" draw:fill="none" fo:min-height="6.569cm"/>
    </style:style>
    <style:style style:name="gr2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812cm"/>
    </style:style>
    <style:style style:name="gr27" style:family="graphic" style:parent-style-name="standard">
      <style:graphic-properties draw:stroke="none" draw:fill="none" fo:min-height="3.306cm"/>
    </style:style>
    <style:style style:name="gr28" style:family="graphic" style:parent-style-name="standard">
      <style:graphic-properties draw:stroke="none" draw:fill="none" fo:min-height="5.725cm"/>
    </style:style>
    <style:style style:name="gr29" style:family="graphic" style:parent-style-name="Default_5f_4">
      <style:graphic-properties draw:stroke="none" svg:stroke-color="#000000" draw:fill="none" draw:fill-color="#ffffff" draw:auto-grow-height="true" draw:auto-grow-width="false" fo:max-height="0cm" fo:min-height="9.916cm"/>
    </style:style>
    <style:style style:name="gr30" style:family="graphic" style:parent-style-name="Default_5f_4">
      <style:graphic-properties draw:stroke="none" svg:stroke-color="#000000" draw:fill="none" draw:fill-color="#ffffff" draw:auto-grow-height="true" draw:auto-grow-width="false" fo:max-height="0cm" fo:min-height="7.516cm"/>
    </style:style>
    <style:style style:name="gr31" style:family="graphic" style:parent-style-name="Default_5f_4">
      <style:graphic-properties draw:stroke="none" svg:stroke-color="#000000" draw:fill="none" draw:fill-color="#ffffff" draw:auto-grow-height="true" draw:auto-grow-width="false" fo:max-height="0cm" fo:min-height="8.86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8.00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3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007cm"/>
    </style:style>
    <style:style style:name="gr3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3.444cm"/>
    </style:style>
    <style:style style:name="gr36" style:family="graphic" style:parent-style-name="standard">
      <style:graphic-properties draw:stroke="none" draw:fill="none" fo:min-height="7.96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8.73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81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55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03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9.28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71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7.321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5.01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05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4.709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4.64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9.36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r14" style:family="presentation" style:parent-style-name="Default14-notes">
      <style:graphic-properties draw:fill-color="#ffffff" draw:auto-grow-height="true" fo:min-height="12.572cm"/>
    </style:style>
    <style:style style:name="pr15" style:family="presentation" style:parent-style-name="Default15-notes">
      <style:graphic-properties draw:fill-color="#ffffff" draw:auto-grow-height="true" fo:min-height="12.572cm"/>
    </style:style>
    <style:style style:name="pr16" style:family="presentation" style:parent-style-name="Default16-notes">
      <style:graphic-properties draw:fill-color="#ffffff" draw:auto-grow-height="true" fo:min-height="12.572cm"/>
    </style:style>
    <style:style style:name="pr17" style:family="presentation" style:parent-style-name="Default17-notes">
      <style:graphic-properties draw:fill-color="#ffffff" draw:auto-grow-height="true" fo:min-height="12.572cm"/>
    </style:style>
    <style:style style:name="pr18" style:family="presentation" style:parent-style-name="Default18-notes">
      <style:graphic-properties draw:fill-color="#ffffff" draw:auto-grow-height="true" fo:min-height="12.572cm"/>
    </style:style>
    <style:style style:name="pr19" style:family="presentation" style:parent-style-name="Default19-notes">
      <style:graphic-properties draw:fill-color="#ffffff" draw:auto-grow-height="true" fo:min-height="12.572cm"/>
    </style:style>
    <style:style style:name="pr20" style:family="presentation" style:parent-style-name="Default20-notes">
      <style:graphic-properties draw:fill-color="#ffffff" draw:auto-grow-height="true" fo:min-height="12.572cm"/>
    </style:style>
    <style:style style:name="pr21" style:family="presentation" style:parent-style-name="Default21-notes">
      <style:graphic-properties draw:fill-color="#ffffff" draw:auto-grow-height="true" fo:min-height="12.572cm"/>
    </style:style>
    <style:style style:name="pr22" style:family="presentation" style:parent-style-name="Default22-notes">
      <style:graphic-properties draw:fill-color="#ffffff" draw:auto-grow-height="true" fo:min-height="12.572cm"/>
    </style:style>
    <style:style style:name="pr23" style:family="presentation" style:parent-style-name="Default23-notes">
      <style:graphic-properties draw:fill-color="#ffffff" draw:auto-grow-height="true" fo:min-height="12.572cm"/>
    </style:style>
    <style:style style:name="pr24" style:family="presentation" style:parent-style-name="Default24-notes">
      <style:graphic-properties draw:fill-color="#ffffff" draw:auto-grow-height="true" fo:min-height="12.572cm"/>
    </style:style>
    <style:style style:name="pr25" style:family="presentation" style:parent-style-name="Default25-notes">
      <style:graphic-properties draw:fill-color="#ffffff" draw:auto-grow-height="true" fo:min-height="12.572cm"/>
    </style:style>
    <style:style style:name="pr26" style:family="presentation" style:parent-style-name="Default26-notes">
      <style:graphic-properties draw:fill-color="#ffffff" draw:auto-grow-height="true" fo:min-height="12.572cm"/>
    </style:style>
    <style:style style:name="pr27" style:family="presentation" style:parent-style-name="Default27-notes">
      <style:graphic-properties draw:fill-color="#ffffff" draw:auto-grow-height="true" fo:min-height="12.572cm"/>
    </style:style>
    <style:style style:name="pr28" style:family="presentation" style:parent-style-name="Default28-notes">
      <style:graphic-properties draw:fill-color="#ffffff" draw:auto-grow-height="true" fo:min-height="12.572cm"/>
    </style:style>
    <style:style style:name="pr29" style:family="presentation" style:parent-style-name="Default29-notes">
      <style:graphic-properties draw:fill-color="#ffffff" draw:auto-grow-height="true" fo:min-height="12.572cm"/>
    </style:style>
    <style:style style:name="pr30" style:family="presentation" style:parent-style-name="Default30-notes">
      <style:graphic-properties draw:fill-color="#ffffff" draw:auto-grow-height="true" fo:min-height="12.572cm"/>
    </style:style>
    <style:style style:name="pr31" style:family="presentation" style:parent-style-name="Default31-notes">
      <style:graphic-properties draw:fill-color="#ffffff" draw:auto-grow-height="true" fo:min-height="12.572cm"/>
    </style:style>
    <style:style style:name="pr32" style:family="presentation" style:parent-style-name="Default32-notes">
      <style:graphic-properties draw:fill-color="#ffffff" draw:auto-grow-height="true" fo:min-height="12.572cm"/>
    </style:style>
    <style:style style:name="pr33" style:family="presentation" style:parent-style-name="Default33-notes">
      <style:graphic-properties draw:fill-color="#ffffff" draw:auto-grow-height="true" fo:min-height="12.572cm"/>
    </style:style>
    <style:style style:name="pr34" style:family="presentation" style:parent-style-name="Default34-notes">
      <style:graphic-properties draw:fill-color="#ffffff" draw:auto-grow-height="true" fo:min-height="12.572cm"/>
    </style:style>
    <style:style style:name="pr35" style:family="presentation" style:parent-style-name="Default35-notes">
      <style:graphic-properties draw:fill-color="#ffffff" draw:auto-grow-height="true" fo:min-height="12.572cm"/>
    </style:style>
    <style:style style:name="pr36" style:family="presentation" style:parent-style-name="Default36-notes">
      <style:graphic-properties draw:fill-color="#ffffff" draw:auto-grow-height="true" fo:min-height="12.572cm"/>
    </style:style>
    <style:style style:name="pr37" style:family="presentation" style:parent-style-name="Default37-notes">
      <style:graphic-properties draw:fill-color="#ffffff" draw:auto-grow-height="true" fo:min-height="12.572cm"/>
    </style:style>
    <style:style style:name="pr38" style:family="presentation" style:parent-style-name="Default38-notes">
      <style:graphic-properties draw:fill-color="#ffffff" draw:auto-grow-height="true" fo:min-height="12.572cm"/>
    </style:style>
    <style:style style:name="pr39" style:family="presentation" style:parent-style-name="Default39-notes">
      <style:graphic-properties draw:fill-color="#ffffff" draw:auto-grow-height="true" fo:min-height="12.572cm"/>
    </style:style>
    <style:style style:name="pr40" style:family="presentation" style:parent-style-name="Default40-notes">
      <style:graphic-properties draw:fill-color="#ffffff" draw:auto-grow-height="true" fo:min-height="12.572cm"/>
    </style:style>
    <style:style style:name="pr41" style:family="presentation" style:parent-style-name="Default41-notes">
      <style:graphic-properties draw:fill-color="#ffffff" draw:auto-grow-height="true" fo:min-height="12.572cm"/>
    </style:style>
    <style:style style:name="pr42" style:family="presentation" style:parent-style-name="Default42-notes">
      <style:graphic-properties draw:fill-color="#ffffff" draw:auto-grow-height="true" fo:min-height="12.572cm"/>
    </style:style>
    <style:style style:name="pr43" style:family="presentation" style:parent-style-name="Default43-notes">
      <style:graphic-properties draw:fill-color="#ffffff" draw:auto-grow-height="true" fo:min-height="12.572cm"/>
    </style:style>
    <style:style style:name="pr44" style:family="presentation" style:parent-style-name="Default44-notes">
      <style:graphic-properties draw:fill-color="#ffffff" draw:auto-grow-height="true" fo:min-height="12.572cm"/>
    </style:style>
    <style:style style:name="pr45" style:family="presentation" style:parent-style-name="Default45-notes">
      <style:graphic-properties draw:fill-color="#ffffff" draw:auto-grow-height="true" fo:min-height="12.572cm"/>
    </style:style>
    <style:style style:name="pr46" style:family="presentation" style:parent-style-name="Default46-notes">
      <style:graphic-properties draw:fill-color="#ffffff" draw:auto-grow-height="true" fo:min-height="12.572cm"/>
    </style:style>
    <style:style style:name="pr47" style:family="presentation" style:parent-style-name="Default47-notes">
      <style:graphic-properties draw:fill-color="#ffffff" draw:auto-grow-height="true" fo:min-height="12.572cm"/>
    </style:style>
    <style:style style:name="pr48" style:family="presentation" style:parent-style-name="Default48-notes">
      <style:graphic-properties draw:fill-color="#ffffff" draw:auto-grow-height="true" fo:min-height="12.572cm"/>
    </style:style>
    <style:style style:name="pr49" style:family="presentation" style:parent-style-name="Default49-notes">
      <style:graphic-properties draw:fill-color="#ffffff" draw:auto-grow-height="true" fo:min-height="12.572cm"/>
    </style:style>
    <style:style style:name="pr50" style:family="presentation" style:parent-style-name="Default50-notes">
      <style:graphic-properties draw:fill-color="#ffffff" draw:auto-grow-height="true" fo:min-height="12.572cm"/>
    </style:style>
    <style:style style:name="pr51" style:family="presentation" style:parent-style-name="Default51-notes">
      <style:graphic-properties draw:fill-color="#ffffff" draw:auto-grow-height="true" fo:min-height="12.572cm"/>
    </style:style>
    <style:style style:name="pr52" style:family="presentation" style:parent-style-name="Default52-notes">
      <style:graphic-properties draw:fill-color="#ffffff" draw:auto-grow-height="true" fo:min-height="12.572cm"/>
    </style:style>
    <style:style style:name="pr53" style:family="presentation" style:parent-style-name="Default53-notes">
      <style:graphic-properties draw:fill-color="#ffffff" draw:auto-grow-height="true" fo:min-height="12.572cm"/>
    </style:style>
    <style:style style:name="pr54" style:family="presentation" style:parent-style-name="Default54-notes">
      <style:graphic-properties draw:fill-color="#ffffff" draw:auto-grow-height="true" fo:min-height="12.572cm"/>
    </style:style>
    <style:style style:name="pr55" style:family="presentation" style:parent-style-name="Default55-notes">
      <style:graphic-properties draw:fill-color="#ffffff" draw:auto-grow-height="true" fo:min-height="12.572cm"/>
    </style:style>
    <style:style style:name="pr56" style:family="presentation" style:parent-style-name="Default56-notes">
      <style:graphic-properties draw:fill-color="#ffffff" draw:auto-grow-height="true" fo:min-height="12.572cm"/>
    </style:style>
    <style:style style:name="pr57" style:family="presentation" style:parent-style-name="Default57-notes">
      <style:graphic-properties draw:fill-color="#ffffff" draw:auto-grow-height="true" fo:min-height="12.572cm"/>
    </style:style>
    <style:style style:name="pr58" style:family="presentation" style:parent-style-name="Default58-notes">
      <style:graphic-properties draw:fill-color="#ffffff" draw:auto-grow-height="true" fo:min-height="12.572cm"/>
    </style:style>
    <style:style style:name="pr59" style:family="presentation" style:parent-style-name="Default59-notes">
      <style:graphic-properties draw:fill-color="#ffffff" draw:auto-grow-height="true" fo:min-height="12.572cm"/>
    </style:style>
    <style:style style:name="pr60" style:family="presentation" style:parent-style-name="Default60-notes">
      <style:graphic-properties draw:fill-color="#ffffff" draw:auto-grow-height="true" fo:min-height="12.572cm"/>
    </style:style>
    <style:style style:name="pr61" style:family="presentation" style:parent-style-name="Default61-notes">
      <style:graphic-properties draw:fill-color="#ffffff" draw:auto-grow-height="true" fo:min-height="12.572cm"/>
    </style:style>
    <style:style style:name="pr62" style:family="presentation" style:parent-style-name="Default62-notes">
      <style:graphic-properties draw:fill-color="#ffffff" draw:auto-grow-height="true" fo:min-height="12.572cm"/>
    </style:style>
    <style:style style:name="pr63" style:family="presentation" style:parent-style-name="Default63-notes">
      <style:graphic-properties draw:fill-color="#ffffff" draw:auto-grow-height="true" fo:min-height="12.572cm"/>
    </style:style>
    <style:style style:name="pr64" style:family="presentation" style:parent-style-name="Default64-notes">
      <style:graphic-properties draw:fill-color="#ffffff" draw:auto-grow-height="true" fo:min-height="12.572cm"/>
    </style:style>
    <style:style style:name="pr65" style:family="presentation" style:parent-style-name="Default65-notes">
      <style:graphic-properties draw:fill-color="#ffffff" draw:auto-grow-height="true" fo:min-height="12.572cm"/>
    </style:style>
    <style:style style:name="pr66" style:family="presentation" style:parent-style-name="Default66-notes">
      <style:graphic-properties draw:fill-color="#ffffff" draw:auto-grow-height="true" fo:min-height="12.572cm"/>
    </style:style>
    <style:style style:name="pr67" style:family="presentation" style:parent-style-name="Default67-notes">
      <style:graphic-properties draw:fill-color="#ffffff" draw:auto-grow-height="true" fo:min-height="12.572cm"/>
    </style:style>
    <style:style style:name="pr68" style:family="presentation" style:parent-style-name="Default68-notes">
      <style:graphic-properties draw:fill-color="#ffffff" draw:auto-grow-height="true" fo:min-height="12.572cm"/>
    </style:style>
    <style:style style:name="pr69" style:family="presentation" style:parent-style-name="Default69-notes">
      <style:graphic-properties draw:fill-color="#ffffff" draw:auto-grow-height="true" fo:min-height="12.572cm"/>
    </style:style>
    <style:style style:name="pr70" style:family="presentation" style:parent-style-name="Default70-notes">
      <style:graphic-properties draw:fill-color="#ffffff" draw:auto-grow-height="true" fo:min-height="12.572cm"/>
    </style:style>
    <style:style style:name="pr71" style:family="presentation" style:parent-style-name="Default71-notes">
      <style:graphic-properties draw:fill-color="#ffffff" draw:auto-grow-height="true" fo:min-height="12.572cm"/>
    </style:style>
    <style:style style:name="pr72" style:family="presentation" style:parent-style-name="Default72-notes">
      <style:graphic-properties draw:fill-color="#ffffff" draw:auto-grow-height="true" fo:min-height="12.572cm"/>
    </style:style>
    <style:style style:name="pr73" style:family="presentation" style:parent-style-name="Default73-notes">
      <style:graphic-properties draw:fill-color="#ffffff" draw:auto-grow-height="true" fo:min-height="12.572cm"/>
    </style:style>
    <style:style style:name="pr74" style:family="presentation" style:parent-style-name="Default74-notes">
      <style:graphic-properties draw:fill-color="#ffffff" draw:auto-grow-height="true" fo:min-height="12.572cm"/>
    </style:style>
    <style:style style:name="pr75" style:family="presentation" style:parent-style-name="Default75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style:font-name="Segoe UI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P10" style:family="paragraph">
      <style:paragraph-properties fo:margin-left="0.635cm" fo:margin-right="0cm" fo:margin-top="0cm" fo:margin-bottom="0cm" fo:line-height="100%" fo:text-indent="-0.635cm" style:text-autospace="none"/>
    </style:style>
    <style:style style:name="P11" style:family="paragraph">
      <style:paragraph-properties fo:margin-left="0.635cm" fo:margin-right="0cm" fo:margin-top="0cm" fo:margin-bottom="0cm" fo:line-height="150%" fo:text-indent="-0.635cm" style:text-autospace="non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1pt" fo:text-shadow="1pt 1pt" fo:font-weight="normal" style:font-name-asian="Segoe UI1" style:font-size-asian="28pt" style:font-weight-asian="normal" style:font-name-complex="Segoe UI1" style:font-size-complex="28pt" style:font-weight-complex="normal"/>
    </style:style>
    <style:style style:name="P13" style:family="paragraph">
      <style:paragraph-properties fo:margin-left="0cm" fo:margin-right="0cm" fo:margin-top="0cm" fo:margin-bottom="0cm" fo:line-height="100%" fo:text-indent="0cm" style:text-autospace="none"/>
    </style:style>
    <style:style style:name="P14" style:family="paragraph">
      <loext:graphic-properties draw:fill="none"/>
      <style:paragraph-properties fo:margin-left="0.635cm" fo:margin-right="0cm" fo:margin-top="0cm" fo:margin-bottom="0cm" fo:line-height="100%" fo:text-indent="-0.635cm" style:text-autospace="none"/>
      <style:text-properties fo:color="#000000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P15" style:family="paragraph">
      <loext:graphic-properties draw:fill="none" draw:fill-color="#ffffff"/>
      <style:text-properties fo:color="#66ff00" fo:font-size="72pt" fo:text-shadow="1pt 1pt" fo:font-weight="bold" style:font-size-asian="96pt" style:font-weight-asian="bold" style:font-size-complex="96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 style:text-autospace="none"/>
      <style:text-properties fo:color="#ffffff" style:font-name="Arial2" fo:font-size="24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P18" style:family="paragraph">
      <style:paragraph-properties fo:margin-left="0cm" fo:margin-right="0cm" fo:margin-top="0cm" fo:margin-bottom="0cm" fo:line-height="150%" fo:text-indent="0cm" style:text-autospace="none"/>
    </style:style>
    <style:style style:name="P19" style:family="paragraph">
      <style:paragraph-properties fo:margin-left="0.635cm" fo:margin-right="0cm" fo:margin-top="0cm" fo:margin-bottom="0cm" fo:line-height="100%" fo:text-indent="-0.61cm" style:text-autospace="none"/>
    </style:style>
    <style:style style:name="P20" style:family="paragraph">
      <loext:graphic-properties draw:fill="none"/>
      <style:paragraph-properties fo:margin-left="0.635cm" fo:margin-right="0cm" fo:margin-top="0cm" fo:margin-bottom="0cm" fo:line-height="100%" fo:text-align="center" fo:text-indent="-0.61cm" style:text-autospace="none"/>
      <style:text-properties fo:color="#ffffff" style:font-name="Arial2" fo:font-size="21pt" fo:text-shadow="1pt 1pt" fo:font-weight="bold" style:font-name-asian="Segoe UI1" style:font-size-asian="28pt" style:font-weight-asian="bold" style:font-name-complex="Segoe UI1" style:font-size-complex="28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66ff00" fo:font-size="72pt" fo:text-shadow="1pt 1pt" fo:font-weight="bold" style:font-size-asian="96pt" style:font-weight-asian="bold" style:font-size-complex="96pt" style:font-weight-complex="bold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1pt 1pt" fo:font-weight="normal" style:font-size-asian="28pt" style:font-weight-asian="normal" style:font-size-complex="28pt" style:font-weight-complex="normal"/>
    </style:style>
    <style:style style:name="P23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1cm" style:text-autospace="none"/>
      <style:text-properties fo:color="#99ccff" fo:font-size="32pt" fo:text-shadow="1pt 1pt" fo:font-weight="bold" style:font-size-asian="32pt" style:font-weight-asian="bold" style:font-size-complex="32pt" style:font-weight-complex="bold"/>
    </style:style>
    <style:style style:name="P24" style:family="paragraph">
      <loext:graphic-properties draw:fill="none" draw:fill-color="#ffffff"/>
      <style:paragraph-properties fo:margin-left="0.635cm" fo:margin-right="0cm" fo:margin-top="0cm" fo:margin-bottom="0cm" fo:line-height="100%" fo:text-indent="-0.61cm" style:text-autospace="none"/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P25" style:family="paragraph">
      <loext:graphic-properties draw:fill="none" draw:fill-color="#ffffff"/>
      <style:paragraph-properties fo:margin-left="0.635cm" fo:margin-right="0cm" fo:margin-top="0cm" fo:margin-bottom="0cm" fo:line-height="100%" fo:text-indent="-0.61cm" style:text-autospace="none"/>
      <style:text-properties fo:color="#ffffff" fo:font-size="18pt" fo:text-shadow="1pt 1pt" fo:font-weight="bold" style:font-size-asian="24pt" style:font-weight-asian="bold" style:font-size-complex="24pt" style:font-weight-complex="bold"/>
    </style:style>
    <style:style style:name="P26" style:family="paragraph">
      <loext:graphic-properties draw:fill="none" draw:fill-color="#ffffff"/>
      <style:paragraph-properties fo:margin-left="0.635cm" fo:margin-right="0cm" fo:margin-top="0cm" fo:margin-bottom="0cm" fo:line-height="100%" fo:text-indent="-0.61cm" style:text-autospace="none"/>
      <style:text-properties fo:color="#000000" style:font-name="Segoe UI Semibold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P27" style:family="paragraph">
      <loext:graphic-properties draw:fill="none" draw:fill-color="#ffffff"/>
      <style:paragraph-properties fo:margin-left="0.635cm" fo:margin-right="0cm" fo:margin-top="0cm" fo:margin-bottom="0cm" fo:line-height="100%" fo:text-indent="-0.61cm" style:text-autospace="none"/>
      <style:text-properties fo:color="#83caff" style:font-name="Segoe UI" fo:font-size="28pt" fo:text-shadow="1pt 1pt" fo:font-weight="normal" style:font-size-asian="28pt" style:font-weight-asian="normal" style:font-size-complex="28pt" style:font-weight-complex="normal"/>
    </style:style>
    <style:style style:name="P28" style:family="paragraph">
      <style:paragraph-properties fo:margin-left="0cm" fo:margin-right="0cm" fo:margin-top="0cm" fo:margin-bottom="0cm" fo:line-height="150%" fo:text-align="center" fo:text-indent="0cm" style:text-autospace="none"/>
    </style:style>
    <style:style style:name="P29" style:family="paragraph">
      <loext:graphic-properties draw:fill="none"/>
      <style:paragraph-properties fo:margin-left="0cm" fo:margin-right="0cm" fo:margin-top="0cm" fo:margin-bottom="0cm" fo:line-height="150%" fo:text-align="center" fo:text-indent="0cm" style:text-autospace="none"/>
      <style:text-properties fo:color="#000000" style:font-name="Segoe UI Semibold" fo:font-size="28pt" fo:text-shadow="none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P30" style:family="paragraph">
      <style:paragraph-properties fo:margin-left="0.635cm" fo:margin-right="0cm" fo:margin-top="0cm" fo:margin-bottom="0cm" fo:line-height="100%" fo:text-align="center" fo:text-indent="0cm" style:text-autospace="none"/>
    </style:style>
    <style:style style:name="P31" style:family="paragraph">
      <style:paragraph-properties fo:margin-left="0cm" fo:margin-right="0cm" fo:margin-top="0cm" fo:margin-bottom="0cm" fo:text-indent="0cm" style:text-autospace="none"/>
    </style:style>
    <style:style style:name="P32" style:family="paragraph">
      <loext:graphic-properties draw:fill="none"/>
      <style:paragraph-properties fo:margin-left="0.635cm" fo:margin-right="0cm" fo:margin-top="0cm" fo:margin-bottom="0cm" fo:line-height="100%" fo:text-align="center" fo:text-indent="0cm" style:text-autospace="none"/>
      <style:text-properties fo:color="#ffffff" style:font-name="Segoe UI" fo:font-size="28pt" fo:text-shadow="1pt 1pt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P33" style:family="paragraph">
      <style:paragraph-properties fo:margin-left="0.635cm" fo:margin-right="0cm" fo:margin-top="0cm" fo:margin-bottom="0cm" fo:line-height="100%" fo:text-indent="0cm" style:text-autospace="non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Arial2" fo:font-size="21pt" fo:text-shadow="none" style:text-underline-style="none" fo:font-weight="bold" style:font-name-asian="Segoe UI1" style:font-size-asian="28pt" style:font-weight-asian="bold" style:font-name-complex="Segoe UI1" style:font-size-complex="28pt" style:font-weight-complex="bold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8pt" fo:text-shadow="1pt 1pt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Arial2" fo:font-size="21pt" fo:text-shadow="1pt 1pt" style:text-underline-style="none" fo:font-weight="bold" style:font-name-asian="Segoe UI1" style:font-size-asian="28pt" style:font-weight-asian="bold" style:font-name-complex="Segoe UI1" style:font-size-complex="28pt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style:font-name="Segoe UI" fo:font-size="28pt" fo:font-weight="bold" style:font-size-asian="28pt" style:font-weight-asian="bold" style:font-size-complex="28pt" style:font-weight-complex="bold"/>
    </style:style>
    <style:style style:name="P38" style:family="paragraph">
      <loext:graphic-properties draw:fill="none"/>
      <style:paragraph-properties fo:margin-left="0.635cm" fo:margin-right="0cm" fo:margin-top="0cm" fo:margin-bottom="0cm" fo:line-height="100%" fo:text-indent="-0.61cm" style:text-autospace="none"/>
      <style:text-properties fo:color="#000000" style:font-name="Segoe UI Semibold" fo:font-size="24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fo:color="#000000" style:font-name="Segoe UI Semibold" fo:font-size="28pt" fo:font-style="italic" style:font-size-asian="28pt" style:font-style-asian="italic" style:font-size-complex="28pt" style:font-style-complex="italic"/>
    </style:style>
    <style:style style:name="P40" style:family="paragraph">
      <style:paragraph-properties fo:margin-left="0.635cm" fo:margin-right="0cm" fo:margin-top="0cm" fo:margin-bottom="0cm" fo:line-height="100%" fo:text-align="center" fo:text-indent="-0.61cm" style:text-autospace="none"/>
    </style:style>
    <style:style style:name="P41" style:family="paragraph">
      <loext:graphic-properties draw:fill="none"/>
      <style:paragraph-properties fo:margin-left="0.635cm" fo:margin-right="0cm" fo:margin-top="0cm" fo:margin-bottom="0cm" fo:line-height="100%" fo:text-align="center" fo:text-indent="-0.61cm" style:text-autospace="none"/>
      <style:text-properties fo:color="#000000" style:font-name="Segoe UI" fo:font-size="28pt" fo:text-shadow="none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P42" style:family="paragraph">
      <loext:graphic-properties draw:fill="none"/>
      <style:paragraph-properties fo:margin-left="0.635cm" fo:margin-right="0cm" fo:margin-top="0cm" fo:margin-bottom="0cm" fo:line-height="100%" fo:text-align="center" fo:text-indent="-0.61cm" style:text-autospace="none"/>
      <style:text-properties fo:color="#000000" style:font-name="Segoe UI" fo:font-size="21pt" fo:text-shadow="1pt 1pt" style:text-underline-style="none" fo:font-weight="normal" style:font-name-asian="Segoe UI1" style:font-size-asian="8.5pt" style:font-weight-asian="normal" style:font-name-complex="Segoe UI1" style:font-size-complex="8.5pt" style:font-weight-complex="normal"/>
    </style:style>
    <style:style style:name="P43" style:family="paragraph">
      <loext:graphic-properties draw:fill="none"/>
      <style:paragraph-properties fo:margin-left="0.635cm" fo:margin-right="0cm" fo:margin-top="0cm" fo:margin-bottom="0cm" fo:line-height="100%" fo:text-indent="-0.61cm" style:text-autospace="none"/>
      <style:text-properties fo:color="#000000" style:font-name="Segoe UI1" fo:font-size="24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P44" style:family="paragraph">
      <style:paragraph-properties fo:line-height="100%" fo:text-align="start"/>
    </style:style>
    <style:style style:name="P45" style:family="paragraph">
      <loext:graphic-properties draw:fill="none" draw:fill-color="#ffffff"/>
      <style:paragraph-properties fo:line-height="100%" fo:text-align="center"/>
      <style:text-properties fo:color="#000000" style:font-name="Segoe UI" fo:font-size="21pt" fo:text-shadow="none" fo:font-weight="normal" style:font-size-asian="28pt" style:font-weight-asian="normal" style:font-size-complex="28pt" style:font-weight-complex="normal"/>
    </style:style>
    <style:style style:name="P46" style:family="paragraph">
      <loext:graphic-properties draw:fill="none" draw:fill-color="#ffffff"/>
      <style:paragraph-properties fo:line-height="100%" fo:text-align="start"/>
      <style:text-properties fo:color="#000000" style:font-name="Segoe UI" fo:font-size="24pt" fo:text-shadow="none" fo:font-weight="bold" style:font-size-asian="32pt" style:font-weight-asian="bold" style:font-size-complex="32pt" style:font-weight-complex="bold"/>
    </style:style>
    <style:style style:name="P47" style:family="paragraph">
      <loext:graphic-properties draw:fill="none" draw:fill-color="#ffffff"/>
      <style:paragraph-properties fo:line-height="100%" fo:text-align="start"/>
      <style:text-properties fo:color="#000000" fo:font-size="21pt" fo:text-shadow="none" style:text-underline-style="none" fo:font-weight="bold" style:font-size-asian="28pt" style:font-weight-asian="bold" style:font-size-complex="28pt" style:font-weight-complex="bold"/>
    </style:style>
    <style:style style:name="P48" style:family="paragraph">
      <loext:graphic-properties draw:fill="none" draw:fill-color="#ffffff"/>
      <style:paragraph-properties fo:line-height="100%" fo:text-align="start"/>
      <style:text-properties fo:font-size="21pt" style:text-underline-style="none" style:font-size-asian="28pt" style:font-size-complex="28pt"/>
    </style:style>
    <style:style style:name="P49" style:family="paragraph">
      <loext:graphic-properties draw:fill="none" draw:fill-color="#ffffff"/>
      <style:paragraph-properties fo:line-height="100%" fo:text-align="start"/>
      <style:text-properties fo:color="#ffffff" fo:font-size="21pt" fo:text-shadow="1pt 1pt" style:text-underline-style="none" fo:font-weight="bold" style:font-size-asian="28pt" style:font-weight-asian="bold" style:font-size-complex="28pt" style:font-weight-complex="bold"/>
    </style:style>
    <style:style style:name="P50" style:family="paragraph">
      <loext:graphic-properties draw:fill="none" draw:fill-color="#ffffff"/>
      <style:paragraph-properties fo:line-height="100%" fo:text-align="start"/>
      <style:text-properties fo:color="#000000" style:font-name="Segoe UI" fo:font-size="21pt" fo:text-shadow="none" style:text-underline-style="none" fo:font-weight="bold" style:font-size-asian="28pt" style:font-weight-asian="bold" style:font-size-complex="28pt" style:font-weight-complex="bold"/>
    </style:style>
    <style:style style:name="P51" style:family="paragraph">
      <style:paragraph-properties fo:margin-left="0cm" fo:margin-right="0cm" fo:margin-top="0cm" fo:margin-bottom="0cm" fo:text-align="center" fo:text-indent="0cm" style:text-autospace="none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P54" style:family="paragraph">
      <style:paragraph-properties fo:line-height="100%"/>
    </style:style>
    <style:style style:name="P55" style:family="paragraph">
      <loext:graphic-properties draw:fill="none" draw:fill-color="#ffffff"/>
      <style:paragraph-properties fo:line-height="100%"/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1pt" fo:text-shadow="none" style:text-underline-style="none" fo:font-weight="bold" style:font-name-asian="Segoe UI1" style:font-size-asian="8.5pt" style:font-weight-asian="bold" style:font-name-complex="Segoe UI1" style:font-size-complex="8.5pt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/>
      <style:text-properties fo:color="#ffffff" style:font-name="Segoe UI1" fo:font-size="21pt" fo:text-shadow="1pt 1pt" style:text-underline-style="none" fo:font-weight="bold" style:font-name-asian="Segoe UI1" style:font-size-asian="8.5pt" style:font-weight-asian="bold" style:font-name-complex="Segoe UI1" style:font-size-complex="8.5pt" style:font-weight-complex="bold"/>
    </style:style>
    <style:style style:name="P59" style:family="paragraph">
      <loext:graphic-properties draw:fill="none" draw:fill-color="#ffffff"/>
      <style:paragraph-properties fo:text-align="center"/>
      <style:text-properties fo:color="#000000" style:font-name="Segoe UI Semibold1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60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61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1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62" style:family="paragraph">
      <loext:graphic-properties draw:fill="none" draw:fill-color="#ffffff"/>
      <style:paragraph-properties fo:line-height="100%"/>
      <style:text-properties fo:color="#000000" style:font-name="Segoe UI Semibold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P63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64" style:family="paragraph">
      <style:paragraph-properties fo:line-height="150%" fo:text-align="center"/>
    </style:style>
    <style:style style:name="P65" style:family="paragraph">
      <loext:graphic-properties draw:fill="none" draw:fill-color="#ffffff"/>
      <style:paragraph-properties fo:line-height="150%" fo:text-align="center"/>
      <style:text-properties fo:color="#000000" style:font-name="Segoe UI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66" style:family="paragraph">
      <style:paragraph-properties fo:line-height="150%" fo:text-align="start"/>
    </style:style>
    <style:style style:name="P67" style:family="paragraph">
      <loext:graphic-properties draw:fill="none" draw:fill-color="#ffffff"/>
      <style:paragraph-properties fo:line-height="150%" fo:text-align="start"/>
      <style:text-properties style:font-name="Segoe UI" fo:font-size="21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68" style:family="paragraph">
      <style:paragraph-properties fo:margin-left="0.635cm" fo:margin-right="0cm" fo:margin-top="0cm" fo:margin-bottom="0cm" fo:line-height="100%" fo:text-align="center" fo:text-indent="-0.635cm" style:text-autospace="none"/>
    </style:style>
    <style:style style:name="P69" style:family="paragraph">
      <style:paragraph-properties fo:margin-left="0.635cm" fo:margin-right="0cm" fo:margin-top="0cm" fo:margin-bottom="0cm" fo:line-height="150%" fo:text-indent="0cm" style:text-autospace="none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 style:text-autospace="none"/>
      <style:text-properties fo:color="#ffffff" style:font-name="Arial2" fo:font-size="21pt" fo:text-shadow="1pt 1pt" fo:font-weight="bold" style:font-size-asian="28pt" style:font-weight-asian="bold" style:font-size-complex="28pt" style:font-weight-complex="bold"/>
    </style:style>
    <style:style style:name="P71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35cm" style:text-autospace="none"/>
      <style:text-properties fo:color="#ffffff" style:font-name="Arial2" fo:font-size="21pt" fo:text-shadow="1pt 1pt" fo:font-weight="bold" style:font-size-asian="28pt" style:font-weight-asian="bold" style:font-size-complex="28pt" style:font-weight-complex="bold"/>
    </style:style>
    <style:style style:name="P72" style:family="paragraph">
      <loext:graphic-properties draw:fill="none" draw:fill-color="#ffffff"/>
      <style:paragraph-properties fo:line-height="100%" fo:text-align="center"/>
      <style:text-properties style:font-name="Segoe UI" fo:font-size="21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73" style:family="paragraph">
      <loext:graphic-properties draw:fill="none" draw:fill-color="#ffffff"/>
      <style:paragraph-properties fo:line-height="100%" fo:text-align="start"/>
      <style:text-properties fo:color="#000000" style:font-name="Segoe UI Semibold" fo:font-size="32pt" fo:font-style="italic" fo:text-shadow="none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P74" style:family="paragraph">
      <loext:graphic-properties draw:fill="none" draw:fill-color="#ffffff"/>
      <style:paragraph-properties fo:line-height="100%" fo:text-align="center"/>
      <style:text-properties fo:color="#83caff" style:font-name="Segoe UI" fo:font-size="32pt" fo:text-shadow="1pt 1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P75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76" style:family="paragraph">
      <loext:graphic-properties draw:fill="none" draw:fill-color="#ffffff"/>
      <style:paragraph-properties fo:line-height="100%" fo:text-align="center"/>
      <style:text-properties style:font-name="Segoe UI" fo:font-size="28pt" fo:text-shadow="1pt 1pt" fo:font-weight="normal" style:font-size-asian="28pt" style:font-weight-asian="normal" style:font-size-complex="28pt" style:font-weight-complex="normal"/>
    </style:style>
    <style:style style:name="P77" style:family="paragraph">
      <loext:graphic-properties draw:fill="none" draw:fill-color="#ffffff"/>
      <style:paragraph-properties fo:line-height="100%" fo:text-align="start"/>
      <style:text-properties style:font-name="Segoe UI" fo:font-size="28pt" fo:text-shadow="1pt 1pt" fo:font-weight="normal" style:font-size-asian="28pt" style:font-weight-asian="normal" style:font-size-complex="28pt" style:font-weight-complex="normal"/>
    </style:style>
    <style:style style:name="P78" style:family="paragraph">
      <loext:graphic-properties draw:fill="none" draw:fill-color="#ffffff"/>
      <style:paragraph-properties fo:text-align="center"/>
      <style:text-properties fo:color="#000000" style:font-name="Segoe UI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79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80" style:family="paragraph">
      <loext:graphic-properties draw:fill="none" draw:fill-color="#ffffff"/>
      <style:paragraph-properties fo:line-height="100%" fo:text-align="start"/>
      <style:text-properties style:font-name="Segoe UI" fo:font-size="21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81" style:family="paragraph">
      <loext:graphic-properties draw:fill="none" draw:fill-color="#ffffff"/>
      <style:paragraph-properties fo:line-height="100%" fo:text-align="start"/>
      <style:text-properties style:font-name="Segoe UI Semibold" fo:font-size="21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82" style:family="paragraph">
      <loext:graphic-properties draw:fill="none" draw:fill-color="#ffffff"/>
      <style:paragraph-properties fo:line-height="100%"/>
      <style:text-properties fo:color="#000000" style:font-name="Segoe UI Semibold" fo:font-size="24pt" fo:text-shadow="none" fo:font-weight="bold" style:font-size-asian="32pt" style:font-weight-asian="bold" style:font-size-complex="32pt" style:font-weight-complex="bold"/>
    </style:style>
    <style:style style:name="P83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84" style:family="paragraph">
      <style:paragraph-properties fo:margin-left="0.635cm" fo:margin-right="0cm" fo:margin-top="0cm" fo:margin-bottom="0cm" fo:line-height="100%" fo:text-align="start" fo:text-indent="-0.635cm" style:text-autospace="none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Arial2" fo:font-size="21pt" fo:text-shadow="1pt 1pt" fo:font-weight="bold" style:font-size-asian="28pt" style:font-weight-asian="bold" style:font-size-complex="28pt" style:font-weight-complex="bold"/>
    </style:style>
    <style:style style:name="P86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8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0pt" fo:text-shadow="none" style:font-size-asian="20pt" style:font-size-complex="20pt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T3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5" style:family="text">
      <style:text-properties fo:color="#000000" style:font-name="Segoe UI Semibold" fo:font-size="32pt" fo:font-style="normal" fo:text-shadow="none" style:font-size-asian="32pt" style:font-style-asian="normal" style:font-size-complex="32pt" style:font-style-complex="normal"/>
    </style:style>
    <style:style style:name="T6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7" style:family="text">
      <style:text-properties fo:color="#000099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8" style:family="text">
      <style:text-properties fo:color="#cc0000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color="#000000" style:font-name="Segoe UI Semibold" fo:font-size="32pt" fo:text-shadow="none" style:font-size-asian="32pt" style:font-size-complex="32pt"/>
    </style:style>
    <style:style style:name="T10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11" style:family="text">
      <style:text-properties fo:color="#000000" style:font-name="Segoe UI Semibold" fo:font-size="32pt" fo:font-style="normal" fo:text-shadow="none" style:text-underline-style="none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12" style:family="text">
      <style:text-properties fo:color="#000000" style:font-name="Segoe UI Semibold" fo:font-size="32pt" fo:font-style="italic" fo:text-shadow="none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3" style:family="text">
      <style:text-properties fo:color="#000099" style:font-name="Segoe UI Semibold" fo:font-size="32pt" fo:font-style="italic" fo:text-shadow="none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4" style:family="text">
      <style:text-properties fo:color="#000000" style:font-name="Segoe UI Semibold" fo:font-size="32pt" fo:text-shadow="none" style:text-underline-style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15" style:family="text">
      <style:text-properties fo:color="#000000" style:font-name="Segoe UI" fo:font-size="32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16" style:family="text">
      <style:text-properties fo:color="#000000" style:font-name="Segoe UI" fo:font-size="32pt" fo:text-shadow="1pt 1pt" style:text-underline-style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17" style:family="text">
      <style:text-properties fo:color="#66ff00" style:font-name="Arial1" fo:font-size="96pt" fo:text-shadow="1pt 1pt" fo:font-weight="bold" style:font-name-asian="Arial1" style:font-size-asian="96pt" style:font-weight-asian="bold" style:font-name-complex="Arial1" style:font-size-complex="96pt" style:font-weight-complex="bold"/>
    </style:style>
    <style:style style:name="T18" style:family="text">
      <style:text-properties fo:color="#000000" style:font-name="Segoe UI" fo:font-size="31pt" fo:text-shadow="none" style:text-underline-style="none" fo:font-weight="bold" style:font-name-asian="Segoe UI1" style:font-size-asian="31pt" style:font-weight-asian="bold" style:font-name-complex="Segoe UI1" style:font-size-complex="31pt" style:font-weight-complex="bold"/>
    </style:style>
    <style:style style:name="T19" style:family="text">
      <style:text-properties fo:color="#ffffff" style:font-name="Arial2" fo:font-size="28pt" fo:text-shadow="1pt 1pt" style:text-underline-style="none" fo:font-weight="bold" style:font-name-asian="Segoe UI1" style:font-size-asian="28pt" style:font-weight-asian="bold" style:font-name-complex="Segoe UI1" style:font-size-complex="28pt" style:font-weight-complex="bold"/>
    </style:style>
    <style:style style:name="T20" style:family="text">
      <style:text-properties fo:color="#000000" style:font-name="Segoe UI Semibold" fo:font-size="32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21" style:family="text">
      <style:text-properties fo:color="#cc0000" style:font-name="Segoe UI Semibold" fo:font-size="32pt" fo:font-style="italic" fo:text-shadow="none" style:text-underline-style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22" style:family="text">
      <style:text-properties fo:color="#000000" style:font-name="Segoe UI Semibold" fo:font-size="28pt" fo:font-style="normal" fo:text-shadow="1pt 1pt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3" style:family="text">
      <style:text-properties fo:color="#000000" style:font-name="Segoe UI Semibold" fo:font-size="32pt" fo:font-style="normal" fo:text-shadow="1pt 1pt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24" style:family="text">
      <style:text-properties fo:color="#000099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25" style:family="text">
      <style:text-properties fo:color="#000099" style:font-name="Segoe UI Semibold" fo:font-size="31pt" fo:font-style="italic" fo:text-shadow="none" fo:font-weight="normal" style:font-name-asian="Segoe UI1" style:font-size-asian="31pt" style:font-style-asian="italic" style:font-weight-asian="normal" style:font-name-complex="Segoe UI1" style:font-size-complex="31pt" style:font-style-complex="italic" style:font-weight-complex="normal"/>
    </style:style>
    <style:style style:name="T26" style:family="text">
      <style:text-properties fo:color="#99ccff" style:font-name="Arial2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T27" style:family="text">
      <style:text-properties fo:color="#000000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28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29" style:family="text">
      <style:text-properties fo:color="#ffffff" style:font-name="Arial2" fo:font-size="28pt" fo:text-shadow="1pt 1pt" fo:font-weight="bold" style:font-name-asian="Segoe UI1" style:font-size-asian="28pt" style:font-weight-asian="bold" style:font-name-complex="Segoe UI1" style:font-size-complex="28pt" style:font-weight-complex="bold"/>
    </style:style>
    <style:style style:name="T30" style:family="text">
      <style:text-properties fo:color="#ffffff" style:font-name="Segoe UI" fo:font-size="28pt" fo:text-shadow="1pt 1pt" fo:font-weight="normal" style:font-name-asian="Segoe UI1" style:font-size-asian="28pt" style:font-weight-asian="normal" style:font-name-complex="Segoe UI1" style:font-size-complex="28pt" style:font-weight-complex="normal"/>
    </style:style>
    <style:style style:name="T31" style:family="text">
      <style:text-properties fo:color="#000000" style:font-name="Segoe UI Semibold" fo:font-size="32pt" fo:font-style="normal" fo:text-shadow="none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32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33" style:family="text">
      <style:text-properties fo:color="#000099" style:font-name="Segoe UI Semibold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34" style:family="text">
      <style:text-properties fo:color="#83caff" style:font-name="Segoe UI" fo:font-size="28pt" fo:text-shadow="1pt 1pt" fo:font-weight="normal" style:font-name-asian="Segoe UI1" style:font-size-asian="28pt" style:font-weight-asian="normal" style:font-name-complex="Segoe UI1" style:font-size-complex="28pt" style:font-weight-complex="normal"/>
    </style:style>
    <style:style style:name="T35" style:family="text">
      <style:text-properties fo:color="#cc0000" style:font-name="Segoe UI" fo:font-size="32pt" fo:text-shadow="none" style:text-underline-style="none" fo:font-weight="bold" style:font-name-asian="Arial1" style:font-size-asian="32pt" style:font-weight-asian="bold" style:font-name-complex="Arial1" style:font-size-complex="32pt" style:font-weight-complex="bold"/>
    </style:style>
    <style:style style:name="T36" style:family="text">
      <style:text-properties fo:color="#000000" style:font-name="Segoe UI" fo:font-size="32pt" fo:text-shadow="none" style:text-underline-style="none" fo:font-weight="bold" style:font-name-asian="Arial1" style:font-size-asian="32pt" style:font-weight-asian="bold" style:font-name-complex="Arial1" style:font-size-complex="32pt" style:font-weight-complex="bold"/>
    </style:style>
    <style:style style:name="T37" style:family="text">
      <style:text-properties fo:color="#ffffff" style:font-name="Segoe UI" fo:font-size="28pt" fo:text-shadow="1pt 1pt" style:text-underline-style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T38" style:family="text">
      <style:text-properties fo:color="#000000" style:font-name="Segoe UI" fo:font-size="32pt" fo:text-shadow="none" style:text-underline-style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39" style:family="text">
      <style:text-properties fo:color="#000000" style:font-name="Segoe UI" fo:font-size="32pt" fo:font-style="normal" fo:text-shadow="none" style:text-underline-style="none" fo:font-weight="normal" style:font-name-asian="Segoe UI1" style:font-size-asian="32pt" style:font-style-asian="normal" style:font-weight-asian="normal" style:font-name-complex="Segoe UI1" style:font-size-complex="32pt" style:font-style-complex="normal" style:font-weight-complex="normal"/>
    </style:style>
    <style:style style:name="T40" style:family="text">
      <style:text-properties fo:color="#000099" style:font-name="Segoe UI Semibold" fo:font-size="32pt" fo:font-style="italic" fo:text-shadow="none" style:text-underline-style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41" style:family="text">
      <style:text-properties fo:color="#cc0000" style:font-name="Segoe UI" fo:font-size="32pt" fo:text-shadow="none" style:text-underline-style="none" fo:font-weight="bold" style:font-name-asian="Segoe UI2" style:font-size-asian="32pt" style:font-weight-asian="bold" style:font-name-complex="Segoe UI2" style:font-size-complex="32pt" style:font-weight-complex="bold"/>
    </style:style>
    <style:style style:name="T42" style:family="text">
      <style:text-properties fo:color="#000000" style:font-name="Segoe UI" fo:font-size="32pt" fo:text-shadow="none" style:text-underline-style="none" fo:font-weight="bold" style:font-name-asian="Segoe UI2" style:font-size-asian="32pt" style:font-weight-asian="bold" style:font-name-complex="Segoe UI2" style:font-size-complex="32pt" style:font-weight-complex="bold"/>
    </style:style>
    <style:style style:name="T43" style:family="text">
      <style:text-properties fo:color="#83caff" style:font-name="Segoe UI" fo:font-size="32pt" fo:text-shadow="1pt 1pt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44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style:style style:name="T45" style:family="text">
      <style:text-properties fo:color="#000000" style:font-name="Segoe UI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6" style:family="text">
      <style:text-properties fo:color="#cc0000" style:font-name="Arial2" fo:font-size="32pt" fo:text-shadow="none" style:text-underline-style="none" fo:font-weight="normal" style:font-name-asian="Arial1" style:font-size-asian="32pt" style:font-weight-asian="normal" style:font-name-complex="Arial1" style:font-size-complex="32pt" style:font-weight-complex="normal"/>
    </style:style>
    <style:style style:name="T47" style:family="text">
      <style:text-properties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ffffff" style:font-name="Segoe UI" fo:font-size="26pt" fo:text-shadow="1pt 1pt" style:text-underline-style="none" fo:font-weight="normal" style:font-name-asian="Segoe UI1" style:font-size-asian="26pt" style:font-weight-asian="normal" style:font-name-complex="Segoe UI1" style:font-size-complex="26pt" style:font-weight-complex="normal"/>
    </style:style>
    <style:style style:name="T49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name-asian="Segoe UI1" style:font-size-asian="26pt" style:font-weight-asian="normal" style:font-name-complex="Segoe UI1" style:font-size-complex="26pt" style:font-weight-complex="normal"/>
    </style:style>
    <style:style style:name="T50" style:family="text">
      <style:text-properties fo:color="#000099" style:font-name="Segoe UI Semibold" fo:font-size="32pt" fo:font-style="italic" fo:text-shadow="none" style:text-underline-style="solid" style:text-underline-width="auto" style:text-underline-color="font-color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1" style:family="text">
      <style:text-properties fo:color="#cc0000" style:font-name="Arial2" fo:font-size="32pt" fo:text-shadow="none" style:text-underline-style="none" fo:font-weight="bold" style:font-name-asian="Arial1" style:font-size-asian="32pt" style:font-weight-asian="bold" style:font-name-complex="Arial1" style:font-size-complex="32pt" style:font-weight-complex="bold"/>
    </style:style>
    <style:style style:name="T52" style:family="text">
      <style:text-properties fo:color="#000000" style:font-name="Segoe UI Semibold" fo:font-size="32pt" fo:text-shadow="none" style:text-underline-style="none" fo:font-weight="normal" style:font-name-asian="Arial1" style:font-size-asian="32pt" style:font-weight-asian="normal" style:font-name-complex="Arial1" style:font-size-complex="32pt" style:font-weight-complex="normal"/>
    </style:style>
    <style:style style:name="T53" style:family="text">
      <style:text-properties fo:color="#cc0000" style:font-name="Segoe UI Semibold" fo:font-size="32pt" fo:text-shadow="none" style:text-underline-style="none" fo:font-weight="normal" style:font-name-asian="Arial1" style:font-size-asian="32pt" style:font-weight-asian="normal" style:font-name-complex="Arial1" style:font-size-complex="32pt" style:font-weight-complex="normal"/>
    </style:style>
    <style:style style:name="T54" style:family="text">
      <style:text-properties fo:color="#000000" style:font-name="Segoe UI Semibold" fo:font-size="32pt" fo:font-style="normal" fo:text-shadow="none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color="#000000" style:font-name="Segoe UI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color="#000000" style:font-name="Gabriola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7" style:family="text">
      <style:text-properties fo:color="#000000" style:font-name="Segoe UI" fo:font-size="32pt" fo:text-shadow="none" style:text-underline-style="none" fo:font-weight="bold" style:font-size-asian="32pt" style:font-weight-asian="bold" style:font-size-complex="32pt" style:font-weight-complex="bold"/>
    </style:style>
    <style:style style:name="T58" style:family="text">
      <style:text-properties fo:color="#000000" style:font-name="Segoe UI" fo:font-size="28pt" fo:text-shadow="none" style:text-underline-style="none" fo:font-weight="normal" style:font-size-asian="28pt" style:font-weight-asian="normal" style:font-size-complex="28pt" style:font-weight-complex="normal"/>
    </style:style>
    <style:style style:name="T59" style:family="text">
      <style:text-properties fo:color="#000000" fo:font-size="32pt" fo:text-shadow="none" style:text-underline-style="none" fo:font-weight="bold" style:font-size-asian="32pt" style:font-weight-asian="bold" style:font-size-complex="32pt" style:font-weight-complex="bold"/>
    </style:style>
    <style:style style:name="T60" style:family="text">
      <style:text-properties fo:color="#ffffff" fo:font-size="32pt" fo:text-shadow="1pt 1pt" style:text-underline-style="none" fo:font-weight="bold" style:font-size-asian="32pt" style:font-weight-asian="bold" style:font-size-complex="32pt" style:font-weight-complex="bold"/>
    </style:style>
    <style:style style:name="T61" style:family="text">
      <style:text-properties fo:color="#ffffff" style:font-name="Segoe UI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T62" style:family="text">
      <style:text-properties fo:color="#000000" style:font-name="Segoe UI" fo:font-size="28pt" fo:text-shadow="none" style:text-underline-style="none" fo:font-weight="bold" style:font-size-asian="28pt" style:font-weight-asian="bold" style:font-size-complex="28pt" style:font-weight-complex="bold"/>
    </style:style>
    <style:style style:name="T63" style:family="text">
      <style:text-properties fo:color="#000000" fo:font-size="28pt" fo:text-shadow="none" style:text-underline-style="none" fo:font-weight="bold" style:font-size-asian="28pt" style:font-weight-asian="bold" style:font-size-complex="28pt" style:font-weight-complex="bold"/>
    </style:style>
    <style:style style:name="T64" style:family="text">
      <style:text-properties fo:color="#000000" style:font-name="Segoe UI" fo:font-size="31pt" fo:text-shadow="none" style:text-underline-style="none" fo:font-weight="bold" style:font-size-asian="31pt" style:font-weight-asian="bold" style:font-size-complex="31pt" style:font-weight-complex="bold"/>
    </style:style>
    <style:style style:name="T65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Segoe UI" fo:font-size="54pt" fo:font-style="normal" fo:text-shadow="none" style:text-underline-style="none" fo:font-weight="bold" style:letter-kerning="true" style:font-name-asian="Microsoft YaHei" style:font-size-asian="54pt" style:font-style-asian="normal" style:font-weight-asian="bold" style:font-name-complex="Mangal" style:font-size-complex="54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Segoe UI Semibold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style:font-name="Segoe UI Semibold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71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72" style:family="text">
      <style:text-properties fo:color="#000099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73" style:family="text"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74" style:family="text">
      <style:text-properties fo:color="#ffffff" style:font-name="Segoe UI" fo:font-size="32pt" fo:text-shadow="1pt 1pt" style:text-underline-style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75" style:family="text">
      <style:text-properties fo:color="#000000" style:font-name="Segoe UI Semibold1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76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77" style:family="text">
      <style:text-properties fo:color="#000000" style:font-name="Segoe UI Semibold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8" style:family="text">
      <style:text-properties fo:color="#000099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9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0" style:family="text">
      <style:text-properties fo:color="#000099" style:font-name="Segoe UI Semibold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1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82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83" style:family="text">
      <style:text-properties fo:color="#000000" style:font-name="Segoe UI Semibold" fo:font-size="32pt" fo:text-shadow="none" style:text-underline-style="none" fo:font-weight="bold" style:font-name-asian="Arial1" style:font-size-asian="32pt" style:font-weight-asian="bold" style:font-name-complex="Arial1" style:font-size-complex="32pt" style:font-weight-complex="bold"/>
    </style:style>
    <style:style style:name="T84" style:family="text">
      <style:text-properties fo:color="#ffffff" style:font-name="Segoe UI" fo:font-size="32pt" fo:text-shadow="1pt 1pt" style:text-underline-style="none" fo:font-weight="normal" style:font-name-asian="Arial1" style:font-size-asian="32pt" style:font-weight-asian="normal" style:font-name-complex="Arial1" style:font-size-complex="32pt" style:font-weight-complex="normal"/>
    </style:style>
    <style:style style:name="T85" style:family="text">
      <style:text-properties fo:color="#cc3300" style:font-name="Arial2" fo:font-size="32pt" fo:text-shadow="none" style:text-underline-style="none" fo:font-weight="bold" style:font-name-asian="Segoe UI2" style:font-size-asian="32pt" style:font-weight-asian="bold" style:font-name-complex="Segoe UI2" style:font-size-complex="32pt" style:font-weight-complex="bold"/>
    </style:style>
    <style:style style:name="T86" style:family="text">
      <style:text-properties fo:color="#000000" style:font-name="Segoe UI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87" style:family="text">
      <style:text-properties fo:color="#ffffff" style:font-name="Segoe UI" fo:font-size="28pt" fo:text-shadow="1pt 1pt" fo:font-weight="bold" style:font-name-asian="Segoe UI1" style:font-size-asian="28pt" style:font-weight-asian="bold" style:font-name-complex="Segoe UI1" style:font-size-complex="28pt" style:font-weight-complex="bold"/>
    </style:style>
    <style:style style:name="T88" style:family="text">
      <style:text-properties fo:color="#000000" style:font-name="Arial2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T89" style:family="text">
      <style:text-properties fo:color="#000000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90" style:family="text">
      <style:text-properties fo:color="#cc0000" style:font-name="Segoe UI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91" style:family="text">
      <style:text-properties fo:color="#cc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2" style:family="text">
      <style:text-properties fo:color="#000000" style:font-name="Segoe UI Semibold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T93" style:family="text">
      <style:text-properties style:font-name="Segoe UI Semibold" fo:font-size="28pt" fo:text-shadow="1pt 1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94" style:family="text">
      <style:text-properties fo:color="#000000" style:font-name="Segoe UI" fo:font-size="32pt" fo:text-shadow="none" fo:font-weight="normal" style:font-size-asian="32pt" style:font-weight-asian="normal" style:font-size-complex="32pt" style:font-weight-complex="normal"/>
    </style:style>
    <style:style style:name="T95" style:family="text">
      <style:text-properties fo:color="#cc0000" style:font-name="Arial2" fo:font-size="32pt" fo:text-shadow="none" fo:font-weight="normal" style:font-name-asian="Arial1" style:font-size-asian="32pt" style:font-weight-asian="normal" style:font-name-complex="Arial1" style:font-size-complex="32pt" style:font-weight-complex="normal"/>
    </style:style>
    <style:style style:name="T96" style:family="text">
      <style:text-properties fo:color="#000000" style:font-name="Segoe UI" fo:font-size="32pt" fo:text-shadow="none" fo:font-weight="normal" style:font-name-asian="Arial1" style:font-size-asian="32pt" style:font-weight-asian="normal" style:font-name-complex="Arial1" style:font-size-complex="32pt" style:font-weight-complex="normal"/>
    </style:style>
    <style:style style:name="T97" style:family="text">
      <style:text-properties fo:color="#ffd320" style:font-name="Segoe UI" fo:font-size="32pt" fo:text-shadow="1pt 1pt" fo:font-weight="normal" style:font-name-asian="Arial1" style:font-size-asian="32pt" style:font-weight-asian="normal" style:font-name-complex="Arial1" style:font-size-complex="32pt" style:font-weight-complex="normal"/>
    </style:style>
    <style:style style:name="T98" style:family="text">
      <style:text-properties fo:color="#000000" style:font-name="Segoe UI Semibold" fo:font-size="32pt" fo:text-shadow="none" fo:font-weight="normal" style:font-name-asian="Arial1" style:font-size-asian="32pt" style:font-weight-asian="normal" style:font-name-complex="Arial1" style:font-size-complex="32pt" style:font-weight-complex="normal"/>
    </style:style>
    <style:style style:name="T99" style:family="text">
      <style:text-properties fo:color="#cc0000" style:font-name="Arial2" fo:font-size="32pt" fo:text-shadow="none" fo:font-weight="bold" style:font-name-asian="Arial1" style:font-size-asian="32pt" style:font-weight-asian="bold" style:font-name-complex="Arial1" style:font-size-complex="32pt" style:font-weight-complex="bold"/>
    </style:style>
    <style:style style:name="T100" style:family="text">
      <style:text-properties fo:color="#000000" style:font-name="Segoe UI Semibol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01" style:family="text">
      <style:text-properties style:font-name="Segoe UI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T102" style:family="text">
      <style:text-properties fo:color="#cc0000" style:font-name="Arial1" fo:font-size="32pt" fo:text-shadow="none" style:text-underline-style="none" fo:font-weight="normal" style:font-name-asian="Arial1" style:font-size-asian="32pt" style:font-weight-asian="normal" style:font-name-complex="Arial1" style:font-size-complex="32pt" style:font-weight-complex="normal"/>
    </style:style>
    <style:style style:name="T103" style:family="text">
      <style:text-properties style:font-name="Segoe UI" fo:font-size="32pt" fo:text-shadow="1pt 1pt" style:text-underline-style="none" fo:font-weight="normal" style:font-name-asian="Arial1" style:font-size-asian="32pt" style:font-weight-asian="normal" style:font-name-complex="Arial1" style:font-size-complex="32pt" style:font-weight-complex="normal"/>
    </style:style>
    <style:style style:name="T104" style:family="text">
      <style:text-properties style:font-name="Segoe UI" fo:font-size="32pt" fo:text-shadow="none" style:text-underline-style="none" fo:font-weight="bold" style:font-size-asian="32pt" style:font-weight-asian="bold" style:font-size-complex="32pt" style:font-weight-complex="bold"/>
    </style:style>
    <style:style style:name="T105" style:family="text">
      <style:text-properties style:font-name="Segoe UI Semibold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T106" style:family="text">
      <style:text-properties fo:color="#c5000b" style:font-name="Segoe UI Semibold" fo:font-size="32pt" fo:text-shadow="none" style:text-underline-style="none" fo:font-weight="normal" style:font-name-asian="Arial1" style:font-size-asian="32pt" style:font-weight-asian="normal" style:font-name-complex="Arial1" style:font-size-complex="32pt" style:font-weight-complex="normal"/>
    </style:style>
    <style:style style:name="T107" style:family="text">
      <style:text-properties fo:color="#cc0000" style:font-name="Segoe UI" fo:font-size="32pt" fo:text-shadow="none" fo:font-weight="bold" style:font-name-asian="Arial1" style:font-size-asian="32pt" style:font-weight-asian="bold" style:font-name-complex="Arial1" style:font-size-complex="32pt" style:font-weight-complex="bold"/>
    </style:style>
    <style:style style:name="T108" style:family="text">
      <style:text-properties fo:color="#000000" style:font-name="Segoe UI" fo:font-size="32pt" fo:text-shadow="none" fo:font-weight="bold" style:font-name-asian="Arial1" style:font-size-asian="32pt" style:font-weight-asian="bold" style:font-name-complex="Arial1" style:font-size-complex="32pt" style:font-weight-complex="bold"/>
    </style:style>
    <style:style style:name="T109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10" style:family="text">
      <style:text-properties fo:color="#000000" style:font-name="Segoe UI Semibold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111" style:family="text">
      <style:text-properties fo:color="#000099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12" style:family="text">
      <style:text-properties fo:color="#cc0000" style:font-name="Segoe UI Semibold" fo:font-size="32pt" fo:font-style="normal" fo:text-shadow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113" style:family="text">
      <style:text-properties fo:color="#000000" style:font-name="Segoe UI Semibold" fo:font-size="32pt" fo:font-style="normal" fo:text-shadow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114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115" style:family="text">
      <style:text-properties fo:color="#cc0000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16" style:family="text">
      <style:text-properties fo:color="#cc0000" style:font-name="Segoe UI Semibold" fo:font-size="32pt" fo:text-shadow="none" fo:font-weight="normal" style:font-name-asian="Arial1" style:font-size-asian="32pt" style:font-weight-asian="normal" style:font-name-complex="Arial1" style:font-size-complex="32pt" style:font-weight-complex="normal"/>
    </style:style>
    <style:style style:name="T117" style:family="text">
      <style:text-properties fo:color="#ffffff" style:font-name="Segoe UI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T118" style:family="text">
      <style:text-properties style:font-name="Segoe UI Semibold" fo:font-size="20pt" fo:text-shadow="none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19" style:family="text">
      <style:text-properties style:font-name="Segoe UI Semibold" fo:font-size="20pt" fo:text-shadow="none" fo:font-weight="bold" style:font-size-asian="20pt" style:font-weight-asian="bold" style:font-size-complex="20pt" style:font-weight-complex="bold"/>
    </style:style>
    <style:style style:name="T120" style:family="text">
      <style:text-properties style:font-name="Segoe UI Semibold" fo:font-size="20pt" fo:text-shadow="none" fo:font-weight="normal" style:font-size-asian="20pt" style:font-weight-asian="normal" style:font-size-complex="20pt" style:font-weight-complex="normal"/>
    </style:style>
    <style:style style:name="T121" style:family="text">
      <style:text-properties style:font-name="Segoe UI Semibold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2" draw:layer="layout" svg:width="22.352cm" svg:height="1.56cm" svg:x="2.54cm" svg:y="2.286cm">
          <draw:text-box>
            <text:p text:style-name="P1"><text:span text:style-name="T1">Saturday_____________________________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 presentation:presentation-page-layout-name="AL1T0">
        <office:forms form:automatic-focus="false" form:apply-design-mode="false"/>
        <draw:frame draw:style-name="gr3" draw:text-style-name="P5" draw:layer="layout" svg:width="24.638cm" svg:height="8.105cm" svg:x="1.778cm" svg:y="0.656cm">
          <draw:text-box>
            <text:p text:style-name="P1"><text:span text:style-name="T2">Welcome to Immanuel Lutheran Church!</text:span></text:p>
            <text:p text:style-name="P1"><text:span text:style-name="T2">We are happy to have you here with us for worship.</text:span></text:p>
            <text:p text:style-name="P1"><text:span text:style-name="T2"/></text:p>
            <text:p text:style-name="P4"><text:span text:style-name="T2">We will follow Divine Service – Setting 3</text:span></text:p>
            <text:p text:style-name="P4"><text:span text:style-name="T2">which begins on page 184 in the hymnal,</text:span></text:p>
            <text:p text:style-name="P4"><text:span text:style-name="T2">or, you can follow the service on these screen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>
        <office:forms form:automatic-focus="false" form:apply-design-mode="false"/>
        <draw:frame draw:style-name="gr4" draw:text-style-name="P7" draw:layer="layout" svg:width="14.986cm" svg:height="1.754cm" svg:x="6.35cm" svg:y="4.826cm">
          <draw:text-box>
            <text:p text:style-name="P1"><text:span text:style-name="T3">HYM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>
        <office:forms form:automatic-focus="false" form:apply-design-mode="false"/>
        <draw:frame draw:style-name="gr5" draw:text-style-name="P9" draw:layer="layout" svg:width="25.654cm" svg:height="6.664cm" svg:x="1.016cm" svg:y="0.702cm">
          <draw:text-box>
            <text:p text:style-name="P8"><text:span text:style-name="T4">Invocation</text:span></text:p>
            <text:p><text:span text:style-name="T5">P:</text:span><text:span text:style-name="T6"> </text:span><text:span text:style-name="T7">In the name of the Father and of the </text:span><text:span text:style-name="T8">+</text:span><text:span text:style-name="T7"> Son and </text:span></text:p>
            <text:p><text:span text:style-name="T7"><text:s text:c="4"/></text:span><text:span text:style-name="T7">of the Holy Spirit.</text:span></text:p>
            <text:p><text:span text:style-name="T9">C: </text:span><text:span text:style-name="T10">Am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office:forms form:automatic-focus="false" form:apply-design-mode="false"/>
        <draw:frame draw:style-name="gr6" draw:text-style-name="P12" draw:layer="layout" svg:width="24.892cm" svg:height="9.826cm" svg:x="1.524cm" svg:y="0.589cm">
          <draw:text-box>
            <text:p text:style-name="P8"><text:span text:style-name="T4">Exhortation</text:span></text:p>
            <text:p text:style-name="P10"><text:span text:style-name="T11">P:</text:span><text:span text:style-name="T12"> </text:span><text:span text:style-name="T13">Beloved in the Lord! Let us draw near with a </text:span></text:p>
            <text:p text:style-name="P10"><text:span text:style-name="T13"><text:s text:c="4"/></text:span><text:span text:style-name="T13">true heart and confess our sins unto God our </text:span></text:p>
            <text:p text:style-name="P10"><text:span text:style-name="T13"><text:s text:c="4"/></text:span><text:span text:style-name="T13">Father, beseeching Him in the name of our <text:s text:c="3"/></text:span></text:p>
            <text:p text:style-name="P10"><text:span text:style-name="T13"><text:s text:c="4"/></text:span><text:span text:style-name="T13">Lord Jesus Christ to grant us forgiveness.</text:span></text:p>
            <text:p text:style-name="P11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6">
        <office:forms form:automatic-focus="false" form:apply-design-mode="false"/>
        <draw:frame draw:style-name="gr7" draw:text-style-name="P14" draw:layer="layout" svg:width="25.4cm" svg:height="9.269cm" svg:x="1.27cm" svg:y="0.508cm">
          <draw:text-box>
            <text:p text:style-name="P10"><text:span text:style-name="T11">P:</text:span><text:span text:style-name="T12"> </text:span><text:span text:style-name="T13">Our help is in the name of the Lord,</text:span></text:p>
            <text:p text:style-name="P10"><text:span text:style-name="T14">C: </text:span><text:span text:style-name="T15">who made heaven and earth.</text:span></text:p>
            <text:p text:style-name="P10"><text:span text:style-name="T11">P:</text:span><text:span text:style-name="T12"> </text:span><text:span text:style-name="T13">I said, I will confess my transgressions unto <text:s text:c="2"/></text:span></text:p>
            <text:p text:style-name="P10"><text:span text:style-name="T13"><text:s text:c="4"/></text:span><text:span text:style-name="T13">the Lord,</text:span></text:p>
            <text:p text:style-name="P10"><text:span text:style-name="T14">C: </text:span><text:span text:style-name="T15">and You forgave the iniquity of my sin.</text:span></text:p>
            <text:p text:style-name="P13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7">
        <office:forms form:automatic-focus="false" form:apply-design-mode="false"/>
        <draw:frame draw:style-name="gr8" draw:text-style-name="P15" draw:layer="layout" svg:width="20.574cm" svg:height="4.036cm" svg:x="5.08cm" svg:y="3.048cm">
          <draw:text-box>
            <text:p><text:span text:style-name="T17">◄</text:span><text:span text:style-name="T17">Left Si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8">
        <office:forms form:automatic-focus="false" form:apply-design-mode="false"/>
        <draw:frame draw:style-name="gr9" draw:text-style-name="P16" draw:layer="layout" svg:width="25.908cm" svg:height="10.578cm" svg:x="1.016cm" svg:y="0.508cm">
          <draw:text-box>
            <text:p text:style-name="P8"><text:span text:style-name="T4">Confession of Sins</text:span></text:p>
            <text:p text:style-name="P10"><text:span text:style-name="T11">P:</text:span><text:span text:style-name="T12"> </text:span><text:span text:style-name="T13">O almighty God, merciful Father,</text:span></text:p>
            <text:p text:style-name="P10"><text:span text:style-name="T14">C:</text:span><text:span text:style-name="T15"> I, a poor, miserable sinner, confess unto You </text:span></text:p>
            <text:p text:style-name="P10"><text:span text:style-name="T15"><text:s text:c="4"/></text:span><text:span text:style-name="T15">all my sins and iniquities with which I have </text:span></text:p>
            <text:p text:style-name="P10"><text:span text:style-name="T15"><text:s text:c="4"/></text:span><text:span text:style-name="T15">ever </text:span><text:span text:style-name="T18">offended You and justly deserved Your </text:span></text:p>
            <text:p text:style-name="P10"><text:span text:style-name="T18"><text:s text:c="4"/></text:span><text:span text:style-name="T18">temporal </text:span><text:span text:style-name="T15">and eternal </text:span></text:p>
            <text:p text:style-name="P10"><text:span text:style-name="T15"><text:s text:c="4"/></text:span><text:span text:style-name="T15">punishment.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9">
        <office:forms form:automatic-focus="false" form:apply-design-mode="false"/>
        <draw:frame draw:style-name="gr10" draw:text-style-name="P17" draw:layer="layout" svg:width="26.416cm" svg:height="9.341cm" svg:x="0.762cm" svg:y="0.565cm">
          <draw:text-box>
            <text:p text:style-name="P13"><text:span text:style-name="T19"><text:s text:c="4"/></text:span><text:span text:style-name="T15">But I am heartily sorry for them and sincerely </text:span></text:p>
            <text:p text:style-name="P13"><text:span text:style-name="T15"><text:s text:c="4"/></text:span><text:span text:style-name="T15">repent of them, </text:span><text:span text:style-name="T18">and I pray You of Your </text:span></text:p>
            <text:p text:style-name="P13"><text:span text:style-name="T18"><text:s text:c="4"/></text:span><text:span text:style-name="T18">boundless </text:span><text:span text:style-name="T15">mercy and for the sake of the holy, </text:span></text:p>
            <text:p text:style-name="P13"><text:span text:style-name="T15"><text:s text:c="4"/></text:span><text:span text:style-name="T15">innocent, bitter sufferings and death of Your </text:span></text:p>
            <text:p text:style-name="P13"><text:span text:style-name="T15"><text:s text:c="4"/></text:span><text:span text:style-name="T15">beloved Son, Jesus Christ,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10">
        <office:forms form:automatic-focus="false" form:apply-design-mode="false"/>
        <draw:frame draw:style-name="gr11" draw:text-style-name="P17" draw:layer="layout" svg:width="26.416cm" svg:height="5.511cm" svg:x="0.762cm" svg:y="0.565cm">
          <draw:text-box>
            <text:p text:style-name="P13"><text:span text:style-name="T15"><text:s text:c="4"/></text:span><text:span text:style-name="T15">to be gracious and merciful to me, a poor, </text:span></text:p>
            <text:p text:style-name="P13"><text:span text:style-name="T15"><text:s text:c="4"/></text:span><text:span text:style-name="T15">sinful being.</text:span></text:p>
            <text:p text:style-name="P18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11">
        <office:forms form:automatic-focus="false" form:apply-design-mode="false"/>
        <draw:frame draw:style-name="gr12" draw:text-style-name="P16" draw:layer="layout" svg:width="25.4cm" svg:height="8.981cm" svg:x="1.27cm" svg:y="0.508cm">
          <draw:text-box>
            <text:p text:style-name="P8"><text:span text:style-name="T4">Absolution</text:span></text:p>
            <text:p text:style-name="P10"><text:span text:style-name="T11">P: </text:span><text:span text:style-name="T13">Upon this your confession, I, by virtue of my </text:span></text:p>
            <text:p text:style-name="P10"><text:span text:style-name="T13"><text:s text:c="4"/></text:span><text:span text:style-name="T13">office, as a called and ordained servant of the </text:span></text:p>
            <text:p text:style-name="P10"><text:span text:style-name="T13"><text:s text:c="4"/></text:span><text:span text:style-name="T13">Word, announce the grace of God unto all of </text:span></text:p>
            <text:p text:style-name="P10"><text:span text:style-name="T13"><text:s text:c="4"/></text:span><text:span text:style-name="T13">you,</text:span><text:span text:style-name="T12">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12">
        <office:forms form:automatic-focus="false" form:apply-design-mode="false"/>
        <draw:frame draw:style-name="gr13" draw:text-style-name="P20" draw:layer="layout" svg:width="25.4cm" svg:height="9.455cm" svg:x="1.27cm" svg:y="0.451cm">
          <draw:text-box>
            <text:p text:style-name="P19"><text:span text:style-name="T20"><text:s text:c="4"/></text:span><text:span text:style-name="T13">and in the stead and by the command of my </text:span></text:p>
            <text:p text:style-name="P19"><text:span text:style-name="T13"><text:s text:c="4"/></text:span><text:span text:style-name="T13">Lord Jesus Christ I forgive you all your sins in </text:span></text:p>
            <text:p text:style-name="P19"><text:span text:style-name="T13"><text:s text:c="4"/></text:span><text:span text:style-name="T13">the name of the Father and of the </text:span><text:span text:style-name="T21">+</text:span><text:span text:style-name="T13"> Son and </text:span></text:p>
            <text:p text:style-name="P19"><text:span text:style-name="T13"><text:s text:c="4"/></text:span><text:span text:style-name="T13">of the Holy Spirit.</text:span></text:p>
            <text:p text:style-name="P19"><text:span text:style-name="T14">C:</text:span><text:span text:style-name="T15"> Amen.</text:span></text:p>
            <text:p text:style-name="P18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8" draw:master-page-name="Default13">
        <office:forms form:automatic-focus="false" form:apply-design-mode="false"/>
        <draw:frame draw:style-name="gr8" draw:text-style-name="P21" draw:layer="layout" svg:width="23.622cm" svg:height="4.036cm" svg:x="2.286cm" svg:y="3.429cm">
          <draw:text-box>
            <text:p text:style-name="P1"><text:span text:style-name="T17">Right side►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14">
        <office:forms form:automatic-focus="false" form:apply-design-mode="false"/>
        <draw:frame draw:style-name="gr14" draw:text-style-name="P22" draw:layer="layout" svg:width="25.654cm" svg:height="7.747cm" svg:x="1.27cm" svg:y="0.381cm">
          <draw:text-box>
            <text:p text:style-name="P8"><text:span text:style-name="T22">Confession of Sins</text:span></text:p>
            <text:p text:style-name="P19"><text:span text:style-name="T23">P:</text:span><text:span text:style-name="T24"> Almighty God, our maker and redeemer, we </text:span></text:p>
            <text:p text:style-name="P19"><text:span text:style-name="T24"><text:s text:c="4"/></text:span><text:span text:style-name="T24">poor sinners confess unto You that we are by <text:s/></text:span></text:p>
            <text:p text:style-name="P19"><text:span text:style-name="T24"><text:s text:c="4"/></text:span><text:span text:style-name="T24">nature sinful and unclean and that we have </text:span></text:p>
            <text:p text:style-name="P19"><text:span text:style-name="T24"><text:s text:c="4"/></text:span><text:span text:style-name="T24">sinned against You by thought, </text:span><text:span text:style-name="T25">word, and deed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15">
        <office:forms form:automatic-focus="false" form:apply-design-mode="false"/>
        <draw:frame draw:style-name="gr15" draw:text-style-name="P23" draw:layer="layout" svg:width="25.4cm" svg:height="5.715cm" svg:x="1.27cm" svg:y="0.635cm">
          <draw:text-box>
            <text:p text:style-name="P19"><text:span text:style-name="T26"><text:s text:c="4"/></text:span><text:span text:style-name="T24">Wherefore we flee for refuge to Your infinite </text:span></text:p>
            <text:p text:style-name="P19"><text:span text:style-name="T24"><text:s text:c="4"/></text:span><text:span text:style-name="T24">mercy, seeking and imploring Your grace for </text:span></text:p>
            <text:p text:style-name="P19"><text:span text:style-name="T24"><text:s text:c="4"/></text:span><text:span text:style-name="T24">the sake of our Lord Jesus Christ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16">
        <office:forms form:automatic-focus="false" form:apply-design-mode="false"/>
        <draw:frame draw:style-name="gr16" draw:text-style-name="P24" draw:layer="layout" svg:width="25.654cm" svg:height="6.985cm" svg:x="1.27cm" svg:y="0.508cm">
          <draw:text-box>
            <text:p text:style-name="P19"><text:span text:style-name="T27">C: </text:span><text:span text:style-name="T28">O most merciful God, who has given Your </text:span></text:p>
            <text:p text:style-name="P19"><text:span text:style-name="T28"><text:s text:c="4"/></text:span><text:span text:style-name="T28">only-begotten Son to die for us, have mercy </text:span></text:p>
            <text:p text:style-name="P19"><text:span text:style-name="T28"><text:s text:c="4"/></text:span><text:span text:style-name="T28">upon us and for His sake grant us remission </text:span></text:p>
            <text:p text:style-name="P19"><text:span text:style-name="T28"><text:s text:c="4"/></text:span><text:span text:style-name="T28">of all our sins;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17">
        <office:forms form:automatic-focus="false" form:apply-design-mode="false"/>
        <draw:frame draw:style-name="gr17" draw:text-style-name="P25" draw:layer="layout" svg:width="25.4cm" svg:height="9.075cm" svg:x="1.27cm" svg:y="0.578cm">
          <draw:text-box>
            <text:p text:style-name="P19"><text:span text:style-name="T29"><text:s text:c="3"/></text:span><text:span text:style-name="T30"><text:s/></text:span><text:span text:style-name="T28">and by Your Holy Spirit increase in us true </text:span></text:p>
            <text:p text:style-name="P19"><text:span text:style-name="T28"><text:s text:c="4"/></text:span><text:span text:style-name="T28">knowledge of You and of Your will and true </text:span></text:p>
            <text:p text:style-name="P19"><text:span text:style-name="T28"><text:s text:c="4"/></text:span><text:span text:style-name="T28">obedience to Your Word, to the end that by </text:span></text:p>
            <text:p text:style-name="P19"><text:span text:style-name="T28"><text:s text:c="4"/></text:span><text:span text:style-name="T28">Your grace we may come to everlasting life; </text:span></text:p>
            <text:p text:style-name="P19"><text:span text:style-name="T28"><text:s text:c="4"/></text:span><text:span text:style-name="T28">through Jesus Christ, our Lord. Amen.</text:span></text:p>
            <text:p text:style-name="P13"><text:span text:style-name="T3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18">
        <office:forms form:automatic-focus="false" form:apply-design-mode="false"/>
        <draw:frame draw:style-name="gr18" draw:text-style-name="P26" draw:layer="layout" svg:width="25.4cm" svg:height="6.263cm" svg:x="1.27cm" svg:y="0.595cm">
          <draw:text-box>
            <text:p text:style-name="P19"><text:span text:style-name="T31">P:</text:span><text:span text:style-name="T32"> </text:span><text:span text:style-name="T24">Almighty God, our heavenly Father, has had </text:span></text:p>
            <text:p text:style-name="P19"><text:span text:style-name="T24"><text:s text:c="4"/></text:span><text:span text:style-name="T24">mercy upon us and has given His only Son to </text:span></text:p>
            <text:p text:style-name="P19"><text:span text:style-name="T24"><text:s text:c="4"/></text:span><text:span text:style-name="T24">die for us and for His sake forgives us all our </text:span></text:p>
            <text:p text:style-name="P19"><text:span text:style-name="T24"><text:s text:c="4"/></text:span><text:span text:style-name="T24">sins.</text:span><text:span text:style-name="T33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1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19">
        <office:forms form:automatic-focus="false" form:apply-design-mode="false"/>
        <draw:frame draw:style-name="gr19" draw:text-style-name="P27" draw:layer="layout" svg:width="25.654cm" svg:height="10.772cm" svg:x="1.141cm" svg:y="0.353cm">
          <draw:text-box>
            <text:p text:style-name="P19"><text:span text:style-name="T34"><text:s text:c="4"/></text:span><text:span text:style-name="T24">To those who believe on His name He gives </text:span></text:p>
            <text:p text:style-name="P19"><text:span text:style-name="T24"><text:s text:c="4"/></text:span><text:span text:style-name="T24">power to become the children of God and has </text:span></text:p>
            <text:p text:style-name="P19"><text:span text:style-name="T24"><text:s text:c="4"/></text:span><text:span text:style-name="T24">promised them His Holy Spirit. </text:span><text:span text:style-name="T25">He that believes </text:span></text:p>
            <text:p text:style-name="P19"><text:span text:style-name="T24"><text:s text:c="4"/></text:span><text:span text:style-name="T24">and is baptized shall be saved. Grant this, Lord, </text:span></text:p>
            <text:p text:style-name="P19"><text:span text:style-name="T24"><text:s text:c="4"/></text:span><text:span text:style-name="T24">unto us all.</text:span></text:p>
            <text:p text:style-name="P19"><text:span text:style-name="T27">C: </text:span><text:span text:style-name="T28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1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8" draw:master-page-name="Default20">
        <office:forms form:automatic-focus="false" form:apply-design-mode="false"/>
        <draw:frame draw:style-name="gr20" draw:text-style-name="P21" draw:layer="layout" svg:width="23.876cm" svg:height="7.821cm" svg:x="2.032cm" svg:y="4.191cm">
          <draw:text-box>
            <text:p text:style-name="P1"><text:span text:style-name="T17">Continue</text:span></text:p>
            <text:p text:style-name="P1"><text:span text:style-name="T17">▼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21">
        <office:forms form:automatic-focus="false" form:apply-design-mode="false"/>
        <draw:frame draw:style-name="gr21" draw:text-style-name="P29" draw:layer="layout" svg:width="24.13cm" svg:height="2.731cm" svg:x="1.778cm" svg:y="1.333cm">
          <draw:text-box>
            <text:p text:style-name="P28"><text:span text:style-name="T4">Intro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22">
        <office:forms form:automatic-focus="false" form:apply-design-mode="false"/>
        <draw:frame draw:style-name="gr22" draw:text-style-name="P32" draw:layer="layout" svg:width="24.13cm" svg:height="10.384cm" svg:x="2.032cm" svg:y="0.508cm">
          <draw:text-box>
            <text:p text:style-name="P30"><text:span text:style-name="T4">Gloria Patri</text:span></text:p>
            <text:p text:style-name="P10"><text:span text:style-name="T15">C: </text:span><text:span text:style-name="T35">♫</text:span><text:span text:style-name="T36"> </text:span><text:span text:style-name="T15">Glory be to the Father and to the Son </text:span></text:p>
            <text:p text:style-name="P10"><text:span text:style-name="T15"><text:s text:c="4"/></text:span><text:span text:style-name="T15">and to the Holy Ghost;</text:span></text:p>
            <text:p text:style-name="P10"><text:span text:style-name="T15"><text:s text:c="4"/></text:span><text:span text:style-name="T15">as it was in the beginning, is now, </text:span></text:p>
            <text:p text:style-name="P10"><text:span text:style-name="T15"><text:s text:c="4"/></text:span><text:span text:style-name="T15">and ever shall be, world without end. </text:span></text:p>
            <text:p text:style-name="P10"><text:span text:style-name="T15"><text:s text:c="4"/></text:span><text:span text:style-name="T15">Amen.</text:span></text:p>
            <text:p text:style-name="P31"><text:span text:style-name="T3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23">
        <office:forms form:automatic-focus="false" form:apply-design-mode="false"/>
        <draw:frame draw:style-name="gr23" draw:text-style-name="P34" draw:layer="layout" svg:width="24.13cm" svg:height="7.572cm" svg:x="1.778cm" svg:y="0.508cm">
          <draw:text-box>
            <text:p text:style-name="P8"><text:span text:style-name="T4">Kyrie</text:span></text:p>
            <text:p text:style-name="P10"><text:span text:style-name="T38">C:</text:span><text:span text:style-name="T15"> </text:span><text:span text:style-name="T35">♫</text:span><text:span text:style-name="T36"> </text:span><text:span text:style-name="T15">Lord, have mercy upon us.</text:span></text:p>
            <text:p text:style-name="P33"><text:span text:style-name="T15"><text:s text:c="6"/></text:span><text:span text:style-name="T15">Christ, have mercy upon us.</text:span></text:p>
            <text:p text:style-name="P33"><text:span text:style-name="T15"><text:s text:c="6"/></text:span><text:span text:style-name="T15">Lord, have mercy upon us.</text:span></text:p>
            <text:p text:style-name="P31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24">
        <office:forms form:automatic-focus="false" form:apply-design-mode="false"/>
        <draw:frame draw:style-name="gr24" draw:text-style-name="P35" draw:layer="layout" svg:width="24.384cm" svg:height="6.069cm" svg:x="1.882cm" svg:y="0.653cm">
          <draw:text-box>
            <text:p text:style-name="P8"><text:span text:style-name="T4">Salutation</text:span></text:p>
            <text:p text:style-name="P10"><text:span text:style-name="T39">P: </text:span><text:span text:style-name="T40">The Lord be with you.</text:span></text:p>
            <text:p text:style-name="P10"><text:span text:style-name="T38">C:</text:span><text:span text:style-name="T15"> </text:span><text:span text:style-name="T41">♫</text:span><text:span text:style-name="T42"> </text:span><text:span text:style-name="T15">And with thy spirit.</text:span></text:p>
            <text:p text:style-name="P10"><text:span text:style-name="T4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25">
        <office:forms form:automatic-focus="false" form:apply-design-mode="false"/>
        <draw:frame draw:style-name="gr25" draw:text-style-name="P36" draw:layer="layout" svg:width="24.384cm" svg:height="6.82cm" svg:x="2.032cm" svg:y="0.508cm">
          <draw:text-box>
            <text:p text:style-name="P8"><text:span text:style-name="T19"><text:s/></text:span><text:span text:style-name="T4">Collect of the Day</text:span></text:p>
            <text:p text:style-name="P10"><text:span text:style-name="T11">P:</text:span><text:span text:style-name="T12"> </text:span><text:span text:style-name="T13">Let us pray.</text:span></text:p>
            <text:p text:style-name="P10"><text:span text:style-name="T14">C: </text:span><text:span text:style-name="T41">♫</text:span><text:span text:style-name="T42"> </text:span><text:span text:style-name="T15">Amen</text:span></text:p>
            <text:p text:style-name="P18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26" presentation:presentation-page-layout-name="AL1T0">
        <office:forms form:automatic-focus="false" form:apply-design-mode="false"/>
        <draw:frame draw:style-name="gr26" draw:text-style-name="P37" draw:layer="layout" svg:width="24.384cm" svg:height="3.062cm" svg:x="1.778cm" svg:y="0.762cm">
          <draw:text-box>
            <text:p text:style-name="P1"><text:span text:style-name="T44">OLD TESTAMENT READ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9" draw:master-page-name="Default27">
        <office:forms form:automatic-focus="false" form:apply-design-mode="false"/>
        <draw:frame draw:style-name="gr11" draw:text-style-name="P38" draw:layer="layout" svg:width="24.384cm" svg:height="5.511cm" svg:x="1.778cm" svg:y="0.762cm">
          <draw:text-box>
            <text:p text:style-name="P19"><text:span text:style-name="T11">P:</text:span><text:span text:style-name="T12"> </text:span><text:span text:style-name="T13">This is the Word of the Lord.</text:span></text:p>
            <text:p text:style-name="P19"><text:span text:style-name="T14">C: </text:span><text:span text:style-name="T15">Thanks be to God.</text:span></text:p>
            <text:p text:style-name="P18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0" draw:master-page-name="Default28" presentation:presentation-page-layout-name="AL1T0">
        <office:forms form:automatic-focus="false" form:apply-design-mode="false"/>
        <draw:frame draw:style-name="gr26" draw:text-style-name="P39" draw:layer="layout" svg:width="24.384cm" svg:height="3.062cm" svg:x="1.778cm" svg:y="1.016cm">
          <draw:text-box>
            <text:p text:style-name="P1"><text:span text:style-name="T45">Epistle Read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9" draw:master-page-name="Default29">
        <office:forms form:automatic-focus="false" form:apply-design-mode="false"/>
        <draw:frame draw:style-name="gr11" draw:text-style-name="P38" draw:layer="layout" svg:width="24.384cm" svg:height="5.511cm" svg:x="1.778cm" svg:y="0.762cm">
          <draw:text-box>
            <text:p text:style-name="P19"><text:span text:style-name="T11">P:</text:span><text:span text:style-name="T12"> </text:span><text:span text:style-name="T13">This is the Word of the Lord.</text:span></text:p>
            <text:p text:style-name="P19"><text:span text:style-name="T14">C: </text:span><text:span text:style-name="T15">Thanks be to God.</text:span></text:p>
            <text:p text:style-name="P18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1" draw:master-page-name="Default30">
        <office:forms form:automatic-focus="false" form:apply-design-mode="false"/>
        <draw:frame draw:style-name="gr27" draw:text-style-name="P41" draw:layer="layout" svg:width="24.384cm" svg:height="3.556cm" svg:x="1.778cm" svg:y="0.762cm">
          <draw:text-box>
            <text:p text:style-name="P40"><text:span text:style-name="T4">Alleluia and Verse</text:span></text:p>
            <text:p text:style-name="P19"><text:span text:style-name="T14">C:</text:span><text:span text:style-name="T38"> </text:span><text:span text:style-name="T46">♫</text:span><text:span text:style-name="T36"> </text:span><text:span text:style-name="T47">Alleluia. </text:span><text:span text:style-name="T15">Alleluia. Alleluia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2" draw:master-page-name="Default31">
        <office:forms form:automatic-focus="false" form:apply-design-mode="false"/>
        <draw:frame draw:style-name="gr28" draw:text-style-name="P42" draw:layer="layout" svg:width="24.384cm" svg:height="5.98cm" svg:x="1.778cm" svg:y="0.762cm">
          <draw:text-box>
            <text:p text:style-name="P40"><text:span text:style-name="T48"><text:s/></text:span><text:span text:style-name="T49">The Holy Gospel</text:span></text:p>
            <text:p text:style-name="P10"><text:span text:style-name="T11">P:</text:span><text:span text:style-name="T12"> </text:span><text:span text:style-name="T13">The Holy Gospel according to St. </text:span><text:span text:style-name="T50"><text:s text:c="9"/></text:span><text:span text:style-name="T13"><text:s text:c="3"/></text:span></text:p>
            <text:p text:style-name="P10"><text:span text:style-name="T13"><text:s text:c="4"/></text:span><text:span text:style-name="T13">The </text:span><text:span text:style-name="T50"><text:s text:c="16"/></text:span><text:span text:style-name="T13"><text:s/>chapter.</text:span></text:p>
            <text:p text:style-name="P13"><text:span text:style-name="T14">C: </text:span><text:span text:style-name="T51">♫</text:span><text:span text:style-name="T52"> </text:span><text:span text:style-name="T15">Glory be to Thee, O Lor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3" draw:master-page-name="Default32">
        <office:forms form:automatic-focus="false" form:apply-design-mode="false"/>
        <draw:frame draw:style-name="gr11" draw:text-style-name="P43" draw:layer="layout" svg:width="24.384cm" svg:height="5.511cm" svg:x="1.778cm" svg:y="0.94cm">
          <draw:text-box>
            <text:p text:style-name="P19"><text:span text:style-name="T11">P:</text:span><text:span text:style-name="T12"> </text:span><text:span text:style-name="T13">This is the Gospel of the Lord.</text:span></text:p>
            <text:p text:style-name="P19"><text:span text:style-name="T14">C: </text:span><text:span text:style-name="T53">♫</text:span><text:span text:style-name="T52"> </text:span><text:span text:style-name="T15">Praise be to Thee, O Christ.</text:span></text:p>
            <text:p text:style-name="P18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4" draw:master-page-name="Default33" presentation:presentation-page-layout-name="AL1T0">
        <office:forms form:automatic-focus="false" form:apply-design-mode="false"/>
        <draw:frame draw:style-name="gr29" draw:text-style-name="P45" draw:layer="layout" svg:width="24.892cm" svg:height="10.166cm" svg:x="1.524cm" svg:y="0.895cm">
          <draw:text-box>
            <text:p text:style-name="P4"><text:span text:style-name="T54">Confession of Faith:</text:span><text:span text:style-name="T55"> </text:span><text:span text:style-name="T56">Nicene Creed</text:span></text:p>
            <text:p text:style-name="P44"><text:span text:style-name="T57">I believe in one God,</text:span></text:p>
            <text:p text:style-name="P44"><text:span text:style-name="T10"><text:s text:c="5"/></text:span><text:span text:style-name="T10">the Father Almighty,</text:span></text:p>
            <text:p text:style-name="P44"><text:span text:style-name="T10"><text:s text:c="5"/></text:span><text:span text:style-name="T10">maker of heaven and earth</text:span></text:p>
            <text:p text:style-name="P44"><text:span text:style-name="T10"><text:s text:c="5"/></text:span><text:span text:style-name="T10">and of all things visible and invisible.</text:span></text:p>
            <text:p text:style-name="P44"><text:span text:style-name="T5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5" draw:master-page-name="Default34" presentation:presentation-page-layout-name="AL1T0">
        <office:forms form:automatic-focus="false" form:apply-design-mode="false"/>
        <draw:frame draw:style-name="gr30" draw:text-style-name="P46" draw:layer="layout" svg:width="24.892cm" svg:height="7.766cm" svg:x="1.524cm" svg:y="1.016cm">
          <draw:text-box>
            <text:p text:style-name="P44"><text:span text:style-name="T10">And in one Lord Jesus Christ,</text:span></text:p>
            <text:p text:style-name="P44"><text:span text:style-name="T10"><text:s text:c="5"/></text:span><text:span text:style-name="T10">the only-begotten Son of God,</text:span></text:p>
            <text:p text:style-name="P44"><text:span text:style-name="T10"><text:s text:c="5"/></text:span><text:span text:style-name="T10">begotten of His Father before all worlds,</text:span></text:p>
            <text:p text:style-name="P44"><text:span text:style-name="T10"><text:tab/></text:span><text:span text:style-name="T10">God of God, Light of Light,</text:span></text:p>
            <text:p text:style-name="P44"><text:span text:style-name="T10"><text:s text:c="5"/></text:span><text:span text:style-name="T10">very God of very God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6" draw:master-page-name="Default35">
        <office:forms form:automatic-focus="false" form:apply-design-mode="false"/>
        <draw:frame draw:style-name="gr31" draw:text-style-name="P47" draw:layer="layout" svg:width="25.4cm" svg:height="9.113cm" svg:x="1.27cm" svg:y="1.016cm">
          <draw:text-box>
            <text:p text:style-name="P44"><text:span text:style-name="T59"><text:tab/></text:span><text:span text:style-name="T57"> </text:span><text:span text:style-name="T57">begotten, not made,</text:span></text:p>
            <text:p text:style-name="P44"><text:span text:style-name="T57"><text:s text:c="5"/></text:span><text:span text:style-name="T57">being of one substance with the Father,</text:span></text:p>
            <text:p text:style-name="P44"><text:span text:style-name="T57"><text:s text:c="5"/></text:span><text:span text:style-name="T57">by whom all things were made;</text:span></text:p>
            <text:p text:style-name="P44"><text:span text:style-name="T57"><text:s text:c="5"/></text:span><text:span text:style-name="T57">who for us men and for our salvation</text:span></text:p>
            <text:p text:style-name="P44"><text:span text:style-name="T57"><text:s text:c="5"/></text:span><text:span text:style-name="T57">came down from heav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7" draw:master-page-name="Default36">
        <office:forms form:automatic-focus="false" form:apply-design-mode="false"/>
        <draw:frame draw:style-name="gr30" draw:text-style-name="P48" draw:layer="layout" svg:width="24.638cm" svg:height="7.766cm" svg:x="1.524cm" svg:y="0.87cm">
          <draw:text-box>
            <text:p text:style-name="P44"><text:span text:style-name="T60"><text:s/></text:span><text:span text:style-name="T61"><text:s text:c="2"/></text:span><text:span text:style-name="T57"><text:s text:c="2"/></text:span><text:span text:style-name="T57">and was incarnate by the Holy Spirit</text:span></text:p>
            <text:p text:style-name="P44"><text:span text:style-name="T57"><text:s text:c="11"/></text:span><text:span text:style-name="T57">of the virgin Mary</text:span></text:p>
            <text:p text:style-name="P44"><text:span text:style-name="T57"><text:s text:c="5"/></text:span><text:span text:style-name="T57">and was made man;</text:span><text:span text:style-name="T62"> </text:span><text:span text:style-name="T57"><text:s/></text:span></text:p>
            <text:p text:style-name="P44"><text:span text:style-name="T57"><text:s text:c="5"/></text:span><text:span text:style-name="T57">and was crucified also for us under </text:span></text:p>
            <text:p text:style-name="P44"><text:span text:style-name="T57"><text:s text:c="11"/></text:span><text:span text:style-name="T57">Pontius Pilat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8" draw:master-page-name="Default37">
        <office:forms form:automatic-focus="false" form:apply-design-mode="false"/>
        <draw:frame draw:style-name="gr30" draw:text-style-name="P48" draw:layer="layout" svg:width="24.638cm" svg:height="7.766cm" svg:x="1.524cm" svg:y="1.016cm">
          <draw:text-box>
            <text:p text:style-name="P44"><text:span text:style-name="T60"><text:s text:c="3"/></text:span><text:span text:style-name="T59"><text:s/></text:span><text:span text:style-name="T57"><text:s/></text:span><text:span text:style-name="T57">He suffered and and was buried.</text:span></text:p>
            <text:p text:style-name="P44"><text:span text:style-name="T57"><text:s text:c="5"/></text:span><text:span text:style-name="T57">And the third day He rose again </text:span></text:p>
            <text:p text:style-name="P44"><text:span text:style-name="T57"><text:s text:c="10"/></text:span><text:span text:style-name="T57">according to the Scriptures</text:span></text:p>
            <text:p text:style-name="P44"><text:span text:style-name="T57"><text:s text:c="5"/></text:span><text:span text:style-name="T57">and ascended into heaven</text:span></text:p>
            <text:p text:style-name="P44"><text:span text:style-name="T57"><text:s text:c="5"/></text:span><text:span text:style-name="T57">and sits at the right hand of the Father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9" draw:master-page-name="Default38">
        <office:forms form:automatic-focus="false" form:apply-design-mode="false"/>
        <draw:frame draw:style-name="gr32" draw:text-style-name="P47" draw:layer="layout" svg:width="24.892cm" svg:height="8.259cm" svg:x="1.778cm" svg:y="0.885cm">
          <draw:text-box>
            <text:p text:style-name="P44"><text:span text:style-name="T63"><text:s/></text:span><text:span text:style-name="T57"><text:s text:c="4"/></text:span><text:span text:style-name="T57">and He will come again with glory to <text:s text:c="2"/></text:span></text:p>
            <text:p text:style-name="P44"><text:span text:style-name="T57"><text:s text:c="5"/></text:span><text:span text:style-name="T57">judge both the living and the dead,</text:span></text:p>
            <text:p text:style-name="P44"><text:span text:style-name="T57"><text:s text:c="5"/></text:span><text:span text:style-name="T57">whose kingdom will have no end.</text:span></text:p>
            <text:p text:style-name="P44"><text:span text:style-name="T57">And I believe in the Holy Spirit,</text:span></text:p>
            <text:p text:style-name="P44"><text:span text:style-name="T57"><text:s text:c="5"/></text:span><text:span text:style-name="T57">the Lord and giver of life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20" draw:master-page-name="Default39">
        <office:forms form:automatic-focus="false" form:apply-design-mode="false"/>
        <draw:frame draw:style-name="gr18" draw:text-style-name="P49" draw:layer="layout" svg:width="24.892cm" svg:height="6.263cm" svg:x="1.524cm" svg:y="1.016cm">
          <draw:text-box>
            <text:p text:style-name="P44"><text:span text:style-name="T60"><text:s/></text:span><text:span text:style-name="T61"><text:s text:c="2"/></text:span><text:span text:style-name="T57"><text:s text:c="2"/></text:span><text:span text:style-name="T64">who proceeds from the Father and the Son,</text:span></text:p>
            <text:p text:style-name="P44"><text:span text:style-name="T57"><text:s text:c="5"/></text:span><text:span text:style-name="T57">Who with the Father and the Son together</text:span></text:p>
            <text:p text:style-name="P44"><text:span text:style-name="T57"><text:s text:c="10"/></text:span><text:span text:style-name="T57">is worshiped and glorified,</text:span></text:p>
            <text:p text:style-name="P44"><text:span text:style-name="T57"><text:s text:c="5"/></text:span><text:span text:style-name="T57">who spoke by the prophe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3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21" draw:master-page-name="Default40">
        <office:forms form:automatic-focus="false" form:apply-design-mode="false"/>
        <draw:frame draw:style-name="gr18" draw:text-style-name="P50" draw:layer="layout" svg:width="24.892cm" svg:height="6.263cm" svg:x="1.524cm" svg:y="1.27cm">
          <draw:text-box>
            <text:p text:style-name="P44"><text:span text:style-name="T62"><text:s text:c="5"/></text:span><text:span text:style-name="T57">And I believe in one holy Christian and</text:span></text:p>
            <text:p text:style-name="P44"><text:span text:style-name="T57"><text:s text:c="11"/></text:span><text:span text:style-name="T57">Apostolic Church,</text:span></text:p>
            <text:p text:style-name="P44"><text:span text:style-name="T57"><text:s text:c="5"/></text:span><text:span text:style-name="T57">I acknowledge one Baptism for the </text:span></text:p>
            <text:p text:style-name="P44"><text:span text:style-name="T57"><text:s text:c="11"/></text:span><text:span text:style-name="T57">remission of sins,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22" draw:master-page-name="Default41">
        <office:forms form:automatic-focus="false" form:apply-design-mode="false"/>
        <draw:frame draw:style-name="gr33" draw:text-style-name="P49" draw:layer="layout" svg:width="24.892cm" svg:height="4.76cm" svg:x="1.524cm" svg:y="1.714cm">
          <draw:text-box>
            <text:p text:style-name="P44"><text:span text:style-name="T60"><text:s text:c="4"/></text:span><text:span text:style-name="T59"><text:s/></text:span><text:span text:style-name="T57">and I look for the resurrection of the dead</text:span></text:p>
            <text:p text:style-name="P44"><text:span text:style-name="T57"><text:s text:c="5"/></text:span><text:span text:style-name="T57">and the life of the world to come. <text:s/></text:span></text:p>
            <text:p text:style-name="P44"><text:span text:style-name="T57"><text:s text:c="63"/></text:span><text:span text:style-name="T57">Am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4" draw:master-page-name="Default42" presentation:presentation-page-layout-name="AL1T0">
        <office:forms form:automatic-focus="false" form:apply-design-mode="false"/>
        <draw:frame draw:style-name="gr34" draw:text-style-name="P52" draw:layer="layout" svg:width="25.654cm" svg:height="3.257cm" svg:x="1.27cm" svg:y="1.036cm">
          <draw:text-box>
            <text:p text:style-name="P51"><text:span text:style-name="T65">HYM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Default43" presentation:presentation-page-layout-name="AL1T0">
        <office:forms form:automatic-focus="false" form:apply-design-mode="false"/>
        <draw:frame draw:style-name="gr35" draw:text-style-name="P53" draw:layer="layout" svg:width="25.654cm" svg:height="13.694cm" svg:x="1.27cm" svg:y="0.784cm">
          <draw:text-box>
            <text:p text:style-name="P51"><text:span text:style-name="T66">Sermon</text:span></text:p>
            <text:p text:style-name="P51"><text:span text:style-name="T67"/></text:p>
            <text:p text:style-name="P51"><text:span text:style-name="T68">“</text:span><text:span text:style-name="T68">TITLE”</text:span></text:p>
            <text:p text:style-name="P51"><text:span text:style-name="T69"/></text:p>
            <text:p text:style-name="P51"><text:span text:style-name="T66">TEX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44">
        <office:forms form:automatic-focus="false" form:apply-design-mode="false"/>
        <draw:frame draw:style-name="gr18" draw:text-style-name="P55" draw:layer="layout" svg:width="25.654cm" svg:height="6.263cm" svg:x="1.524cm" svg:y="0.508cm">
          <draw:text-box>
            <text:p text:style-name="P54"><text:span text:style-name="T70">P:</text:span><text:span text:style-name="T71"> </text:span><text:span text:style-name="T72">The peace of God, which passes all </text:span></text:p>
            <text:p text:style-name="P54"><text:span text:style-name="T72"><text:s text:c="4"/></text:span><text:span text:style-name="T72">understanding, keep your hearts and your </text:span></text:p>
            <text:p text:style-name="P54"><text:span text:style-name="T72"><text:s text:c="4"/></text:span><text:span text:style-name="T72">minds in Christ Jesus.</text:span></text:p>
            <text:p text:style-name="P54"><text:span text:style-name="T73">C: </text:span><text:span text:style-name="T10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45">
        <office:forms form:automatic-focus="false" form:apply-design-mode="false"/>
        <draw:frame draw:style-name="gr36" draw:text-style-name="P56" draw:layer="layout" svg:width="25.908cm" svg:height="8.218cm" svg:x="1.016cm" svg:y="0.418cm">
          <draw:text-box>
            <text:p text:style-name="P8"><text:span text:style-name="T49">Offertory</text:span></text:p>
            <text:p text:style-name="P10"><text:span text:style-name="T14">C: </text:span><text:span text:style-name="T53">♫</text:span><text:span text:style-name="T52"> </text:span><text:span text:style-name="T15">Create in me a clean heart, O God, </text:span></text:p>
            <text:p text:style-name="P10"><text:span text:style-name="T15"><text:s text:c="8"/></text:span><text:span text:style-name="T15">and renew a right spirit within me. </text:span></text:p>
            <text:p text:style-name="P33"><text:span text:style-name="T15"><text:s text:c="6"/></text:span><text:span text:style-name="T15">Cast me not away from Thy presence, </text:span></text:p>
            <text:p text:style-name="P33"><text:span text:style-name="T15"><text:s text:c="6"/></text:span><text:span text:style-name="T15">and take not Thy Holy Spirit from m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46">
        <office:forms form:automatic-focus="false" form:apply-design-mode="false"/>
        <draw:frame draw:style-name="gr11" draw:text-style-name="P58" draw:layer="layout" svg:width="24.638cm" svg:height="5.511cm" svg:x="1.778cm" svg:y="0.762cm">
          <draw:text-box>
            <text:p text:style-name="P57"><text:span text:style-name="T74"><text:s text:c="4"/></text:span><text:span text:style-name="T15">Restore unto me the joy of Thy salvation, </text:span></text:p>
            <text:p text:style-name="P33"><text:span text:style-name="T15"><text:s text:c="2"/></text:span><text:span text:style-name="T15">and uphold me with Thy free spirit. Amen.</text:span></text:p>
            <text:p text:style-name="P18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4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Default47">
        <office:forms form:automatic-focus="false" form:apply-design-mode="false"/>
        <draw:frame draw:style-name="gr1" draw:text-style-name="P59" draw:layer="layout" svg:width="23.622cm" svg:height="1.56cm" svg:x="2.227cm" svg:y="0.566cm">
          <draw:text-box>
            <text:p text:style-name="P1"><text:span text:style-name="T75">The Offer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4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" draw:master-page-name="Default48">
        <office:forms form:automatic-focus="false" form:apply-design-mode="false"/>
        <draw:frame draw:style-name="gr1" draw:text-style-name="P60" draw:layer="layout" svg:width="21.59cm" svg:height="1.56cm" svg:x="3.048cm" svg:y="0.566cm">
          <draw:text-box>
            <text:p text:style-name="P1"><text:span text:style-name="T76">Prayer of the Churc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4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4" draw:master-page-name="Default49">
        <office:forms form:automatic-focus="false" form:apply-design-mode="false"/>
        <draw:frame draw:style-name="gr37" draw:text-style-name="P61" draw:layer="layout" svg:width="24.638cm" svg:height="8.981cm" svg:x="1.524cm" svg:y="0.671cm">
          <draw:text-box>
            <text:p text:style-name="P4"><text:span text:style-name="T76">Preface</text:span></text:p>
            <text:p text:style-name="P44"><text:span text:style-name="T77">P: </text:span><text:span text:style-name="T78">The Lord be with you.</text:span></text:p>
            <text:p text:style-name="P44"><text:span text:style-name="T77">C: </text:span><text:span text:style-name="T79">And with thy spirit.</text:span></text:p>
            <text:p text:style-name="P44"><text:span text:style-name="T77">P: </text:span><text:span text:style-name="T80">Lift up your hearts.</text:span></text:p>
            <text:p text:style-name="P44"><text:span text:style-name="T77">C: </text:span><text:span text:style-name="T79">We lift them up unto the Lor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4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4" draw:master-page-name="Default50">
        <office:forms form:automatic-focus="false" form:apply-design-mode="false"/>
        <draw:frame draw:style-name="gr38" draw:text-style-name="P62" draw:layer="layout" svg:width="25.146cm" svg:height="3.257cm" svg:x="1.524cm" svg:y="0.717cm">
          <draw:text-box>
            <text:p text:style-name="P54"><text:span text:style-name="T70">P: </text:span><text:span text:style-name="T72">Let us give thanks unto the Lord, our God.</text:span></text:p>
            <text:p text:style-name="P54"><text:span text:style-name="T70">C: </text:span><text:span text:style-name="T81">It is meet and right so to d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5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Default51">
        <office:forms form:automatic-focus="false" form:apply-design-mode="false"/>
        <draw:frame draw:style-name="gr39" draw:text-style-name="P63" draw:layer="layout" svg:width="24.892cm" svg:height="6.069cm" svg:x="1.524cm" svg:y="0.508cm">
          <draw:text-box>
            <text:p text:style-name="P4"><text:span text:style-name="T76">Proper Preface</text:span></text:p>
            <text:p text:style-name="P44"><text:span text:style-name="T77">P: </text:span><text:span text:style-name="T80">It is truly meet, right, and salutary …</text:span></text:p>
            <text:p text:style-name="P44"><text:span text:style-name="T80"><text:s text:c="2"/></text:span></text:p>
            <text:p text:style-name="P44"><text:span text:style-name="T80"><text:s text:c="15"/>… </text:span><text:span text:style-name="T80">evermore praising You and saying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5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4" draw:master-page-name="Default52">
        <office:forms form:automatic-focus="false" form:apply-design-mode="false"/>
        <draw:frame draw:style-name="gr40" draw:text-style-name="P65" draw:layer="layout" svg:width="25.654cm" svg:height="6.808cm" svg:x="1.177cm" svg:y="0.558cm">
          <draw:text-box>
            <text:p text:style-name="P64"><text:span text:style-name="T82">Sanctus</text:span></text:p>
            <text:p text:style-name="P44"><text:span text:style-name="T83">C:</text:span><text:span text:style-name="T36"> </text:span><text:span text:style-name="T35">♫</text:span><text:span text:style-name="T36"> Holy, holy, holy Lord God of Sabaoth; </text:span></text:p>
            <text:p text:style-name="P44"><text:span text:style-name="T36"><text:s text:c="8"/></text:span><text:span text:style-name="T36">heav'n and earth are full of Thy glory. </text:span></text:p>
            <text:p text:style-name="P44"><text:span text:style-name="T36"><text:s text:c="4"/></text:span><text:span text:style-name="T36">Hosanna, hosanna, hosanna in the highest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5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Default53">
        <office:forms form:automatic-focus="false" form:apply-design-mode="false"/>
        <draw:frame draw:style-name="gr41" draw:text-style-name="P67" draw:layer="layout" svg:width="25.654cm" svg:height="5.511cm" svg:x="1.177cm" svg:y="0.558cm">
          <draw:text-box>
            <text:p text:style-name="P66"><text:span text:style-name="T84"><text:s text:c="4"/></text:span><text:span text:style-name="T85">♫</text:span><text:span text:style-name="T42"> </text:span><text:span text:style-name="T36">Blessed is He, blessed is He, blessed is He</text:span></text:p>
            <text:p text:style-name="P44"><text:span text:style-name="T36"><text:s text:c="8"/></text:span><text:span text:style-name="T36">who comes in the name of the Lord. </text:span></text:p>
            <text:p text:style-name="P44"><text:span text:style-name="T36"><text:s text:c="4"/></text:span><text:span text:style-name="T36">Hosanna, hosanna, hosanna in the highes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5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4" draw:master-page-name="Default54">
        <office:forms form:automatic-focus="false" form:apply-design-mode="false"/>
        <draw:frame draw:style-name="gr42" draw:text-style-name="P70" draw:layer="layout" svg:width="25.4cm" svg:height="10.189cm" svg:x="1.27cm" svg:y="0.508cm">
          <draw:text-box>
            <text:p text:style-name="P28"><text:span text:style-name="T86">Lord's Prayer</text:span></text:p>
            <text:p text:style-name="P68"><text:span text:style-name="T28">Our Father who art in heaven,</text:span></text:p>
            <text:p text:style-name="P68"><text:span text:style-name="T28">hallowed be Thy name,</text:span></text:p>
            <text:p text:style-name="P68"><text:span text:style-name="T28">Thy kingdom come,</text:span></text:p>
            <text:p text:style-name="P68"><text:span text:style-name="T28">Thy will be done on earth as it is in heaven;</text:span></text:p>
            <text:p text:style-name="P69"><text:span text:style-name="T87"><text:s text:c="4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5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4" draw:master-page-name="Default55">
        <office:forms form:automatic-focus="false" form:apply-design-mode="false"/>
        <draw:frame draw:style-name="gr43" draw:text-style-name="P71" draw:layer="layout" svg:width="24.822cm" svg:height="4.961cm" svg:x="1.778cm" svg:y="0.627cm">
          <draw:text-box>
            <text:p text:style-name="P68"><text:span text:style-name="T28">give us this day our daily bread;</text:span></text:p>
            <text:p text:style-name="P68"><text:span text:style-name="T28">and forgive us our trespasses</text:span></text:p>
            <text:p text:style-name="P68"><text:span text:style-name="T28">as we forgive those who trespass against us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5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4" draw:master-page-name="Default56">
        <office:forms form:automatic-focus="false" form:apply-design-mode="false"/>
        <draw:frame draw:style-name="gr44" draw:text-style-name="P71" draw:layer="layout" svg:width="25.4cm" svg:height="7.766cm" svg:x="1.27cm" svg:y="1.253cm">
          <draw:text-box>
            <text:p text:style-name="P68"><text:span text:style-name="T28">and lead us not into temptation,</text:span></text:p>
            <text:p text:style-name="P68"><text:span text:style-name="T28">but deliver us from evil. </text:span><text:span text:style-name="T88"><text:s text:c="3"/></text:span></text:p>
            <text:p text:style-name="P68"><text:span text:style-name="T28">For Thine is the kingdom and the power </text:span></text:p>
            <text:p text:style-name="P68"><text:span text:style-name="T28">and the glory forever and ever. <text:s/>Amen.</text:span></text:p>
            <text:p text:style-name="P8"><text:span text:style-name="T2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5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Default57">
        <office:forms form:automatic-focus="false" form:apply-design-mode="false"/>
        <draw:frame draw:style-name="gr45" draw:text-style-name="P63" draw:layer="layout" svg:width="25.4cm" svg:height="7.572cm" svg:x="1.294cm" svg:y="0.58cm">
          <draw:text-box>
            <text:p text:style-name="P4"><text:span text:style-name="T76">The Words of our Lord</text:span></text:p>
            <text:p text:style-name="P44"><text:span text:style-name="T77">P:</text:span><text:span text:style-name="T89"> </text:span><text:span text:style-name="T78">Our Lord Jesus Christ, on the night when He </text:span></text:p>
            <text:p text:style-name="P44"><text:span text:style-name="T78"><text:s text:c="4"/></text:span><text:span text:style-name="T78">was betrayed, took bread, and when He had </text:span></text:p>
            <text:p text:style-name="P44"><text:span text:style-name="T78"><text:s text:c="4"/></text:span><text:span text:style-name="T78">given thanks, He broke it and gave it to the </text:span></text:p>
            <text:p text:style-name="P44"><text:span text:style-name="T78"><text:s text:c="4"/></text:span><text:span text:style-name="T78">disciples and said: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5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4" draw:master-page-name="Default58">
        <office:forms form:automatic-focus="false" form:apply-design-mode="false"/>
        <draw:frame draw:style-name="gr46" draw:text-style-name="P72" draw:layer="layout" svg:width="24.106cm" svg:height="5.262cm" svg:x="1.294cm" svg:y="0.58cm">
          <draw:text-box>
            <text:p text:style-name="P4"><text:span text:style-name="T78">“</text:span><text:span text:style-name="T78">Take, eat; this is My </text:span><text:span text:style-name="T90">+</text:span><text:span text:style-name="T78"> body, <text:s/></text:span></text:p>
            <text:p text:style-name="P4"><text:span text:style-name="T78">which is given for you. </text:span></text:p>
            <text:p text:style-name="P4"><text:span text:style-name="T78">This do in remembrance of Me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5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4" draw:master-page-name="Default59">
        <office:forms form:automatic-focus="false" form:apply-design-mode="false"/>
        <draw:frame draw:style-name="gr47" draw:text-style-name="P73" draw:layer="layout" svg:width="25.4cm" svg:height="5.307cm" svg:x="1.293cm" svg:y="0.535cm">
          <draw:text-box>
            <text:p text:style-name="P44"><text:span text:style-name="T77">P:</text:span><text:span text:style-name="T89"> </text:span><text:span text:style-name="T78">In the same way also He took the cup after </text:span></text:p>
            <text:p text:style-name="P44"><text:span text:style-name="T78"><text:s text:c="4"/></text:span><text:span text:style-name="T78">supper, and when He had given thanks, He </text:span></text:p>
            <text:p text:style-name="P44"><text:span text:style-name="T78"><text:s text:c="4"/></text:span><text:span text:style-name="T78">gave it to them saying: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5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4" draw:master-page-name="Default60">
        <office:forms form:automatic-focus="false" form:apply-design-mode="false"/>
        <draw:frame draw:style-name="gr44" draw:text-style-name="P74" draw:layer="layout" svg:width="25.4cm" svg:height="7.766cm" svg:x="1.293cm" svg:y="0.535cm">
          <draw:text-box>
            <text:p text:style-name="P4"><text:span text:style-name="T78">“</text:span><text:span text:style-name="T78">Drink of it, all of you; </text:span></text:p>
            <text:p text:style-name="P4"><text:span text:style-name="T78">this cup is the new testament in My </text:span><text:span text:style-name="T91">+</text:span><text:span text:style-name="T78"> blood, </text:span></text:p>
            <text:p text:style-name="P4"><text:span text:style-name="T78">which is shed for you for the forgiveness of sins. This do, as often as you drink it, </text:span></text:p>
            <text:p text:style-name="P4"><text:span text:style-name="T78">in remembrance of Me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6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4" draw:master-page-name="Default61">
        <office:forms form:automatic-focus="false" form:apply-design-mode="false"/>
        <draw:frame draw:style-name="gr48" draw:text-style-name="P75" draw:layer="layout" svg:width="25.146cm" svg:height="4.959cm" svg:x="1.524cm" svg:y="0.629cm">
          <draw:text-box>
            <text:p text:style-name="P4"><text:span text:style-name="T76">Pax Domini</text:span></text:p>
            <text:p text:style-name="P44"><text:span text:style-name="T77">P:</text:span><text:span text:style-name="T89"> </text:span><text:span text:style-name="T78">The peace of the Lord be with you always.</text:span></text:p>
            <text:p text:style-name="P44"><text:span text:style-name="T92">C: </text:span><text:span text:style-name="T41">♫</text:span><text:span text:style-name="T42"> </text:span><text:span text:style-name="T57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6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4" draw:master-page-name="Default62">
        <office:forms form:automatic-focus="false" form:apply-design-mode="false"/>
        <draw:frame draw:style-name="gr39" draw:text-style-name="P76" draw:layer="layout" svg:width="25.908cm" svg:height="6.069cm" svg:x="1.016cm" svg:y="0.952cm">
          <draw:text-box>
            <text:p text:style-name="P4"><text:span text:style-name="T93">Agnus Dei</text:span></text:p>
            <text:p text:style-name="P54"><text:span text:style-name="T73">C:</text:span><text:span text:style-name="T94"> </text:span><text:span text:style-name="T95">♫</text:span><text:span text:style-name="T96"> </text:span><text:span text:style-name="T10">O Christ, Thou Lamb of God, </text:span></text:p>
            <text:p text:style-name="P54"><text:span text:style-name="T10"><text:s text:c="8"/></text:span><text:span text:style-name="T10">that takest away the sin of the world, </text:span></text:p>
            <text:p text:style-name="P54"><text:span text:style-name="T10"><text:s text:c="8"/></text:span><text:span text:style-name="T10">have mercy upon us.</text:span><text:span text:style-name="T94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6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4" draw:master-page-name="Default63">
        <office:forms form:automatic-focus="false" form:apply-design-mode="false"/>
        <draw:frame draw:style-name="gr33" draw:text-style-name="P77" draw:layer="layout" svg:width="25.908cm" svg:height="4.76cm" svg:x="1.016cm" svg:y="0.952cm">
          <draw:text-box>
            <text:p text:style-name="P44"><text:span text:style-name="T97"><text:s text:c="2"/></text:span><text:span text:style-name="T98"><text:s text:c="2"/></text:span><text:span text:style-name="T99">♫</text:span><text:span text:style-name="T98"> </text:span><text:span text:style-name="T10">O Christ, Thou Lamb of God, </text:span></text:p>
            <text:p text:style-name="P54"><text:span text:style-name="T10"><text:s text:c="8"/></text:span><text:span text:style-name="T10">that takest away the sin of the world, </text:span></text:p>
            <text:p text:style-name="P54"><text:span text:style-name="T10"><text:s text:c="8"/></text:span><text:span text:style-name="T10">have mercy upon us.</text:span><text:span text:style-name="T57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6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4" draw:master-page-name="Default64">
        <office:forms form:automatic-focus="false" form:apply-design-mode="false"/>
        <draw:frame draw:style-name="gr33" draw:text-style-name="P76" draw:layer="layout" svg:width="25.908cm" svg:height="4.76cm" svg:x="1.016cm" svg:y="0.952cm">
          <draw:text-box>
            <text:p text:style-name="P54"><text:span text:style-name="T97"><text:s text:c="4"/></text:span><text:span text:style-name="T95">♫</text:span><text:span text:style-name="T98"> </text:span><text:span text:style-name="T10">O Christ, Thou Lamb of God, </text:span></text:p>
            <text:p text:style-name="P54"><text:span text:style-name="T10"><text:s text:c="8"/></text:span><text:span text:style-name="T10">that takest away the sin of the world, </text:span></text:p>
            <text:p text:style-name="P54"><text:span text:style-name="T10"><text:s text:c="8"/></text:span><text:span text:style-name="T10">grant us Thy peace. 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6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4" draw:master-page-name="Default65">
        <office:forms form:automatic-focus="false" form:apply-design-mode="false"/>
        <draw:frame draw:style-name="gr1" draw:text-style-name="P60" draw:layer="layout" svg:width="24.13cm" svg:height="1.56cm" svg:x="2.032cm" svg:y="1.143cm">
          <draw:text-box>
            <text:p text:style-name="P1"><text:span text:style-name="T76">Distribu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5" presentation:class="page"/>
          <draw:frame presentation:style-name="pr6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4" draw:master-page-name="Default66">
        <office:forms form:automatic-focus="false" form:apply-design-mode="false"/>
        <draw:frame draw:style-name="gr15" draw:text-style-name="P78" draw:layer="layout" svg:width="24.13cm" svg:height="5.715cm" svg:x="2.032cm" svg:y="1.143cm">
          <draw:text-box>
            <text:p text:style-name="P1"><text:span text:style-name="T76">Distribution Hym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6" presentation:class="page"/>
          <draw:frame presentation:style-name="pr6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23" draw:master-page-name="Default67">
        <office:forms form:automatic-focus="false" form:apply-design-mode="false"/>
        <draw:frame draw:style-name="gr37" draw:text-style-name="P79" draw:layer="layout" svg:width="25.4cm" svg:height="8.981cm" svg:x="1.27cm" svg:y="0.508cm">
          <draw:text-box>
            <text:p text:style-name="P4"><text:span text:style-name="T100">Nunc Dimittis</text:span></text:p>
            <text:p text:style-name="P44"><text:span text:style-name="T92">C: </text:span><text:span text:style-name="T53">♫</text:span><text:span text:style-name="T52"> </text:span><text:span text:style-name="T57">Lord, now lettest Thou Thy servant</text:span></text:p>
            <text:p text:style-name="P44"><text:span text:style-name="T57"><text:s text:c="8"/></text:span><text:span text:style-name="T57">depart in peace according to Thy word, </text:span></text:p>
            <text:p text:style-name="P44"><text:span text:style-name="T57"><text:s text:c="8"/></text:span><text:span text:style-name="T57">for mine eyes have seen Thy salvation, </text:span></text:p>
            <text:p text:style-name="P44"><text:span text:style-name="T57"><text:s text:c="8"/></text:span><text:span text:style-name="T57">which Thou hast prepared</text:span></text:p>
            <text:p text:style-name="P44"><text:span text:style-name="T62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7" presentation:class="page"/>
          <draw:frame presentation:style-name="pr6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24" draw:master-page-name="Default68">
        <office:forms form:automatic-focus="false" form:apply-design-mode="false"/>
        <draw:frame draw:style-name="gr49" draw:text-style-name="P80" draw:layer="layout" svg:width="25.4cm" svg:height="5.334cm" svg:x="1.27cm" svg:y="0.508cm">
          <draw:text-box>
            <text:p text:style-name="P44"><text:span text:style-name="T101"><text:s text:c="5"/></text:span><text:span text:style-name="T102">♫</text:span><text:span text:style-name="T103"> </text:span><text:span text:style-name="T104">before the face of all people,</text:span></text:p>
            <text:p text:style-name="P44"><text:span text:style-name="T104"><text:s text:c="9"/></text:span><text:span text:style-name="T104">a light to lighten the Gentiles </text:span></text:p>
            <text:p text:style-name="P44"><text:span text:style-name="T104"><text:s text:c="9"/></text:span><text:span text:style-name="T104">and the glory of Thy people Israel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8" presentation:class="page"/>
          <draw:frame presentation:style-name="pr6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25" draw:master-page-name="Default69">
        <office:forms form:automatic-focus="false" form:apply-design-mode="false"/>
        <draw:frame draw:style-name="gr44" draw:text-style-name="P81" draw:layer="layout" svg:width="25.146cm" svg:height="7.766cm" svg:x="1.27cm" svg:y="0.762cm">
          <draw:text-box>
            <text:p text:style-name="P44"><text:span text:style-name="T105">C: </text:span><text:span text:style-name="T53">♫</text:span><text:span text:style-name="T106"> </text:span><text:span text:style-name="T104">Glory be to the Father and to the Son</text:span></text:p>
            <text:p text:style-name="P44"><text:span text:style-name="T104"><text:s text:c="8"/></text:span><text:span text:style-name="T104">and to the Holy Ghost; </text:span></text:p>
            <text:p text:style-name="P44"><text:span text:style-name="T104"><text:s text:c="8"/></text:span><text:span text:style-name="T104">as it was in the beginning, is now, </text:span></text:p>
            <text:p text:style-name="P44"><text:span text:style-name="T104"><text:s text:c="8"/></text:span><text:span text:style-name="T104">and ever shall be, world without end. <text:s text:c="3"/></text:span></text:p>
            <text:p text:style-name="P44"><text:span text:style-name="T104"><text:s text:c="8"/></text:span><text:span text:style-name="T104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9" presentation:class="page"/>
          <draw:frame presentation:style-name="pr6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26" draw:master-page-name="Default70">
        <office:forms form:automatic-focus="false" form:apply-design-mode="false"/>
        <draw:frame draw:style-name="gr50" draw:text-style-name="P75" draw:layer="layout" svg:width="25.4cm" svg:height="4.89cm" svg:x="1.27cm" svg:y="0.952cm">
          <draw:text-box>
            <text:p text:style-name="P4"><text:span text:style-name="T76">Thanksgiving</text:span></text:p>
            <text:p text:style-name="P44"><text:span text:style-name="T89">A: </text:span><text:span text:style-name="T78">O give thanks unto the Lord, for He is good,</text:span></text:p>
            <text:p text:style-name="P44"><text:span text:style-name="T92">C: </text:span><text:span text:style-name="T35">♫</text:span><text:span text:style-name="T36"> and His mercy endureth forev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0" presentation:class="page"/>
          <draw:frame presentation:style-name="pr7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27" draw:master-page-name="Default71">
        <office:forms form:automatic-focus="false" form:apply-design-mode="false"/>
        <draw:frame draw:style-name="gr18" draw:text-style-name="P82" draw:layer="layout" svg:width="24.892cm" svg:height="7.766cm" svg:x="1.524cm" svg:y="0.544cm">
          <draw:text-box>
            <text:p text:style-name="P54"><text:span text:style-name="T71">A: </text:span><text:span text:style-name="T72">Let us pray … </text:span></text:p>
            <text:p text:style-name="P54"><text:span text:style-name="T72"><text:s text:c="18"/>… </text:span><text:span text:style-name="T72">who lives and reigns with You and <text:s/></text:span></text:p>
            <text:p text:style-name="P54"><text:span text:style-name="T72"><text:s text:c="10"/></text:span><text:span text:style-name="T72">the Holy Spirit, one God, now and forever.</text:span></text:p>
            <text:p text:style-name="P54"><text:span text:style-name="T73">C: </text:span><text:span text:style-name="T107">♫</text:span><text:span text:style-name="T108"> </text:span><text:span text:style-name="T10">Am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1" presentation:class="page"/>
          <draw:frame presentation:style-name="pr7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28" draw:master-page-name="Default72">
        <office:forms form:automatic-focus="false" form:apply-design-mode="false"/>
        <draw:frame draw:style-name="gr45" draw:text-style-name="P83" draw:layer="layout" svg:width="25.146cm" svg:height="7.572cm" svg:x="1.524cm" svg:y="0.65cm">
          <draw:text-box>
            <text:p text:style-name="P4"><text:span text:style-name="T109">Salutation and Benedicamus</text:span></text:p>
            <text:p text:style-name="P54"><text:span text:style-name="T110">P: </text:span><text:span text:style-name="T111">The Lord be with you.</text:span></text:p>
            <text:p text:style-name="P54"><text:span text:style-name="T110">C: </text:span><text:span text:style-name="T112">♫</text:span><text:span text:style-name="T113"> </text:span><text:span text:style-name="T81">And with Thy spirit.</text:span></text:p>
            <text:p text:style-name="P54"><text:span text:style-name="T110">P: </text:span><text:span text:style-name="T111">Bless we the Lord.</text:span></text:p>
            <text:p text:style-name="P54"><text:span text:style-name="T110">C: </text:span><text:span text:style-name="T112">♫</text:span><text:span text:style-name="T113"> </text:span><text:span text:style-name="T81">Thanks be to Go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2" presentation:class="page"/>
          <draw:frame presentation:style-name="pr7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4" draw:master-page-name="Default73">
        <office:forms form:automatic-focus="false" form:apply-design-mode="false"/>
        <draw:frame draw:style-name="gr51" draw:text-style-name="P85" draw:layer="layout" svg:width="24.892cm" svg:height="10.578cm" svg:x="1.778cm" svg:y="0.508cm">
          <draw:text-box>
            <text:p text:style-name="P8"><text:span text:style-name="T114">Benediction</text:span></text:p>
            <text:p text:style-name="P84"><text:span text:style-name="T31">P:</text:span><text:span text:style-name="T32"> </text:span><text:span text:style-name="T24">The Lord bless you and keep you. The Lord <text:s/></text:span></text:p>
            <text:p text:style-name="P33"><text:span text:style-name="T24"><text:s text:c="2"/></text:span><text:span text:style-name="T24">make His face shine on you and be gracious </text:span></text:p>
            <text:p text:style-name="P33"><text:span text:style-name="T24"><text:s text:c="2"/></text:span><text:span text:style-name="T24">unto you. The Lord lift up His countenance <text:s/></text:span></text:p>
            <text:p text:style-name="P33"><text:span text:style-name="T24"><text:s text:c="2"/></text:span><text:span text:style-name="T24">upon you and </text:span><text:span text:style-name="T115">+</text:span><text:span text:style-name="T24"> give you peace.</text:span></text:p>
            <text:p text:style-name="P10"><text:span text:style-name="T27">C: </text:span><text:span text:style-name="T116">♫</text:span><text:span text:style-name="T98"> </text:span><text:span text:style-name="T28">Amen, amen, amen.</text:span></text:p>
            <text:p text:style-name="P13"><text:span text:style-name="T11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3" presentation:class="page"/>
          <draw:frame presentation:style-name="pr7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4" draw:master-page-name="Default74">
        <office:forms form:automatic-focus="false" form:apply-design-mode="false"/>
        <draw:frame draw:style-name="gr52" draw:text-style-name="P87" draw:layer="layout" svg:width="24.892cm" svg:height="9.651cm" svg:x="1.778cm" svg:y="0.549cm">
          <draw:text-box>
            <text:p text:style-name="P86"><text:span text:style-name="T118">Acknowledgments</text:span></text:p>
            <text:p text:style-name="P1"><text:span text:style-name="T119"/></text:p>
            <text:p text:style-name="P1"><text:span text:style-name="T120"><text:s/></text:span><text:span text:style-name="T120">Unless otherwise indicated,</text:span></text:p>
            <text:p text:style-name="P1"><text:span text:style-name="T120">all scripture quotations are from </text:span><text:span text:style-name="T121">The Holy Bible,</text:span></text:p>
            <text:p text:style-name="P1"><text:span text:style-name="T121">English Standard Version</text:span><text:span text:style-name="T120">, copyright © 2001 by Crossway Bibles,</text:span></text:p>
            <text:p text:style-name="P1"><text:span text:style-name="T120">a division of Good News Publishers.</text:span></text:p>
            <text:p text:style-name="P1"><text:span text:style-name="T120">Used by permission. All rights reserved.</text:span></text:p>
            <text:p text:style-name="P1"><text:span text:style-name="T120"/></text:p>
            <text:p text:style-name="P1"><text:span text:style-name="T120">Created by Lutheran Service Builder</text:span></text:p>
            <text:p text:style-name="P1"><text:span text:style-name="T120">© 2006 Concordia Publishing Hou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4" presentation:class="page"/>
          <draw:frame presentation:style-name="pr7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4" draw:master-page-name="Default75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5" presentation:class="page"/>
          <draw:frame presentation:style-name="pr7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2" svg:font-family="'Segoe UI'" style:font-adornments="Regular"/>
    <style:font-face style:name="Arial1" svg:font-family="Arial" style:font-adornments="Regular" style:font-family-generic="swiss"/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61" draw:display-name="Bitmap 61" xlink:href="Pictures/1000000000000600000003606B332E6CEF1541E5.bmp" xlink:type="simple" xlink:show="embed" xlink:actuate="onLoad"/>
    <draw:fill-image draw:name="Bitmap_20_62" draw:display-name="Bitmap 62" xlink:href="Pictures/1000000000000600000003606B332E6CEF1541E5.bmp" xlink:type="simple" xlink:show="embed" xlink:actuate="onLoad"/>
    <draw:fill-image draw:name="Bitmap_20_63" draw:display-name="Bitmap 63" xlink:href="Pictures/1000000000000600000003606B332E6CEF1541E5.bmp" xlink:type="simple" xlink:show="embed" xlink:actuate="onLoad"/>
    <draw:fill-image draw:name="Bitmap_20_64" draw:display-name="Bitmap 64" xlink:href="Pictures/1000000000000600000003606B332E6CEF1541E5.bmp" xlink:type="simple" xlink:show="embed" xlink:actuate="onLoad"/>
    <draw:fill-image draw:name="Bitmap_20_65" draw:display-name="Bitmap 65" xlink:href="Pictures/1000000000000600000003606B332E6CEF1541E5.bmp" xlink:type="simple" xlink:show="embed" xlink:actuate="onLoad"/>
    <draw:fill-image draw:name="Bitmap_20_66" draw:display-name="Bitmap 66" xlink:href="Pictures/1000000000000600000003606B332E6CEF1541E5.bmp" xlink:type="simple" xlink:show="embed" xlink:actuate="onLoad"/>
    <draw:fill-image draw:name="Bitmap_20_67" draw:display-name="Bitmap 67" xlink:href="Pictures/1000000000000600000003606B332E6CEF1541E5.bmp" xlink:type="simple" xlink:show="embed" xlink:actuate="onLoad"/>
    <draw:fill-image draw:name="Bitmap_20_68" draw:display-name="Bitmap 68" xlink:href="Pictures/1000000000000600000003606B332E6CEF1541E5.bmp" xlink:type="simple" xlink:show="embed" xlink:actuate="onLoad"/>
    <draw:fill-image draw:name="Bitmap_20_69" draw:display-name="Bitmap 69" xlink:href="Pictures/1000000000000600000003606B332E6CEF1541E5.bmp" xlink:type="simple" xlink:show="embed" xlink:actuate="onLoad"/>
    <draw:fill-image draw:name="Bitmap_20_70" draw:display-name="Bitmap 70" xlink:href="Pictures/1000000000000600000003606B332E6CEF1541E5.bmp" xlink:type="simple" xlink:show="embed" xlink:actuate="onLoad"/>
    <draw:fill-image draw:name="Bitmap_20_71" draw:display-name="Bitmap 71" xlink:href="Pictures/1000000000000600000003606B332E6CEF1541E5.bmp" xlink:type="simple" xlink:show="embed" xlink:actuate="onLoad"/>
    <draw:fill-image draw:name="Bitmap_20_72" draw:display-name="Bitmap 72" xlink:href="Pictures/1000000000000600000003606B332E6CEF1541E5.bmp" xlink:type="simple" xlink:show="embed" xlink:actuate="onLoad"/>
    <draw:fill-image draw:name="Bitmap_20_80" draw:display-name="Bitmap 80" xlink:href="Pictures/1000000000000600000003606B332E6CEF1541E5.bmp" xlink:type="simple" xlink:show="embed" xlink:actuate="onLoad"/>
    <draw:fill-image draw:name="Bitmap_20_81" draw:display-name="Bitmap 81" xlink:href="Pictures/1000000000000600000003606B332E6CEF1541E5.bmp" xlink:type="simple" xlink:show="embed" xlink:actuate="onLoad"/>
    <draw:fill-image draw:name="Bitmap_20_82" draw:display-name="Bitmap 82" xlink:href="Pictures/1000000000000600000003606B332E6CEF1541E5.bmp" xlink:type="simple" xlink:show="embed" xlink:actuate="onLoad"/>
    <draw:fill-image draw:name="Bitmap_20_83" draw:display-name="Bitmap 83" xlink:href="Pictures/1000000000000600000003606B332E6CEF1541E5.bmp" xlink:type="simple" xlink:show="embed" xlink:actuate="onLoad"/>
    <draw:fill-image draw:name="Bitmap_20_94" draw:display-name="Bitmap 94" xlink:href="Pictures/1000000000000600000003606B332E6CEF1541E5.bmp" xlink:type="simple" xlink:show="embed" xlink:actuate="onLoad"/>
    <draw:fill-image draw:name="Bitmap_20_95" draw:display-name="Bitmap 95" xlink:href="Pictures/1000000000000600000003606B332E6CEF1541E5.bmp" xlink:type="simple" xlink:show="embed" xlink:actuate="onLoad"/>
    <draw:fill-image draw:name="Bitmap_20_96" draw:display-name="Bitmap 96" xlink:href="Pictures/1000000000000600000003606B332E6CEF1541E5.bmp" xlink:type="simple" xlink:show="embed" xlink:actuate="onLoad"/>
    <draw:fill-image draw:name="Bitmap_20_97" draw:display-name="Bitmap 97" xlink:href="Pictures/1000000000000600000003606B332E6CEF1541E5.bmp" xlink:type="simple" xlink:show="embed" xlink:actuate="onLoad"/>
    <draw:fill-image draw:name="Bitmap_20_98" draw:display-name="Bitmap 98" xlink:href="Pictures/1000000000000600000003606B332E6CEF1541E5.bmp" xlink:type="simple" xlink:show="embed" xlink:actuate="onLoad"/>
    <draw:fill-image draw:name="Bitmap_20_99" draw:display-name="Bitmap 99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 draw:fit-to-size="shrink-to-fit" style:shrink-to-fit="tru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 draw:fit-to-size="shrink-to-fit" style:shrink-to-fit="tru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 draw:fit-to-size="shrink-to-fit" style:shrink-to-fit="tru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 draw:fit-to-size="shrink-to-fit" style:shrink-to-fit="tru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 draw:fit-to-size="shrink-to-fit" style:shrink-to-fit="tru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 draw:fit-to-size="shrink-to-fit" style:shrink-to-fit="tru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 draw:fit-to-size="shrink-to-fit" style:shrink-to-fit="tru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 draw:fit-to-size="shrink-to-fit" style:shrink-to-fit="tru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 draw:fit-to-size="shrink-to-fit" style:shrink-to-fit="tru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 draw:fit-to-size="shrink-to-fit" style:shrink-to-fit="tru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 draw:fit-to-size="shrink-to-fit" style:shrink-to-fit="tru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 draw:fit-to-size="shrink-to-fit" style:shrink-to-fit="tru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 draw:fit-to-size="shrink-to-fit" style:shrink-to-fit="tru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 draw:fit-to-size="shrink-to-fit" style:shrink-to-fit="tru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 draw:fit-to-size="shrink-to-fit" style:shrink-to-fit="tru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 draw:fit-to-size="shrink-to-fit" style:shrink-to-fit="tru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 draw:fit-to-size="shrink-to-fit" style:shrink-to-fit="tru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7-outline1" style:family="presentation">
      <style:graphic-properties draw:stroke="none" draw:fill="none" draw:auto-grow-height="false" draw:fit-to-size="shrink-to-fit" style:shrink-to-fit="true">
        <text:list-style style:name="Default6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outline2" style:family="presentation" style:parent-style-name="Default6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7-outline3" style:family="presentation" style:parent-style-name="Default6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7-outline4" style:family="presentation" style:parent-style-name="Default6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7-outline5" style:family="presentation" style:parent-style-name="Default6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6" style:family="presentation" style:parent-style-name="Default6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7" style:family="presentation" style:parent-style-name="Default6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8" style:family="presentation" style:parent-style-name="Default6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9" style:family="presentation" style:parent-style-name="Default6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subtitle" style:family="presentation">
      <style:graphic-properties draw:stroke="none" draw:fill="none" draw:textarea-vertical-align="middle">
        <text:list-style style:name="Default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title" style:family="presentation">
      <style:graphic-properties draw:stroke="none" draw:fill="none" draw:textarea-vertical-align="middle">
        <text:list-style style:name="Default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8-outline1" style:family="presentation">
      <style:graphic-properties draw:stroke="none" draw:fill="none" draw:auto-grow-height="false" draw:fit-to-size="shrink-to-fit" style:shrink-to-fit="true">
        <text:list-style style:name="Default6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outline2" style:family="presentation" style:parent-style-name="Default6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8-outline3" style:family="presentation" style:parent-style-name="Default6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8-outline4" style:family="presentation" style:parent-style-name="Default6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8-outline5" style:family="presentation" style:parent-style-name="Default6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6" style:family="presentation" style:parent-style-name="Default6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7" style:family="presentation" style:parent-style-name="Default6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8" style:family="presentation" style:parent-style-name="Default6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9" style:family="presentation" style:parent-style-name="Default6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subtitle" style:family="presentation">
      <style:graphic-properties draw:stroke="none" draw:fill="none" draw:textarea-vertical-align="middle">
        <text:list-style style:name="Default6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title" style:family="presentation">
      <style:graphic-properties draw:stroke="none" draw:fill="none" draw:textarea-vertical-align="middle">
        <text:list-style style:name="Default6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9-outline1" style:family="presentation">
      <style:graphic-properties draw:stroke="none" draw:fill="none" draw:auto-grow-height="false" draw:fit-to-size="shrink-to-fit" style:shrink-to-fit="true">
        <text:list-style style:name="Default6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outline2" style:family="presentation" style:parent-style-name="Default6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9-outline3" style:family="presentation" style:parent-style-name="Default6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9-outline4" style:family="presentation" style:parent-style-name="Default6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9-outline5" style:family="presentation" style:parent-style-name="Default6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6" style:family="presentation" style:parent-style-name="Default6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7" style:family="presentation" style:parent-style-name="Default6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8" style:family="presentation" style:parent-style-name="Default6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9" style:family="presentation" style:parent-style-name="Default6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subtitle" style:family="presentation">
      <style:graphic-properties draw:stroke="none" draw:fill="none" draw:textarea-vertical-align="middle">
        <text:list-style style:name="Default6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title" style:family="presentation">
      <style:graphic-properties draw:stroke="none" draw:fill="none" draw:textarea-vertical-align="middle">
        <text:list-style style:name="Default6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0-outline1" style:family="presentation">
      <style:graphic-properties draw:stroke="none" draw:fill="none" draw:auto-grow-height="false" draw:fit-to-size="shrink-to-fit" style:shrink-to-fit="true">
        <text:list-style style:name="Default7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outline2" style:family="presentation" style:parent-style-name="Default7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0-outline3" style:family="presentation" style:parent-style-name="Default7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0-outline4" style:family="presentation" style:parent-style-name="Default7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0-outline5" style:family="presentation" style:parent-style-name="Default7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6" style:family="presentation" style:parent-style-name="Default7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7" style:family="presentation" style:parent-style-name="Default7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8" style:family="presentation" style:parent-style-name="Default7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9" style:family="presentation" style:parent-style-name="Default7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subtitle" style:family="presentation">
      <style:graphic-properties draw:stroke="none" draw:fill="none" draw:textarea-vertical-align="middle">
        <text:list-style style:name="Default7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title" style:family="presentation">
      <style:graphic-properties draw:stroke="none" draw:fill="none" draw:textarea-vertical-align="middle">
        <text:list-style style:name="Default7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1-outline1" style:family="presentation">
      <style:graphic-properties draw:stroke="none" draw:fill="none" draw:auto-grow-height="false" draw:fit-to-size="shrink-to-fit" style:shrink-to-fit="true">
        <text:list-style style:name="Default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outline2" style:family="presentation" style:parent-style-name="Default7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1-outline3" style:family="presentation" style:parent-style-name="Default7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1-outline4" style:family="presentation" style:parent-style-name="Default7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1-outline5" style:family="presentation" style:parent-style-name="Default7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6" style:family="presentation" style:parent-style-name="Default7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7" style:family="presentation" style:parent-style-name="Default7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8" style:family="presentation" style:parent-style-name="Default7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9" style:family="presentation" style:parent-style-name="Default7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subtitle" style:family="presentation">
      <style:graphic-properties draw:stroke="none" draw:fill="none" draw:textarea-vertical-align="middle">
        <text:list-style style:name="Default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title" style:family="presentation">
      <style:graphic-properties draw:stroke="none" draw:fill="none" draw:textarea-vertical-align="middle">
        <text:list-style style:name="Default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2-outline1" style:family="presentation">
      <style:graphic-properties draw:stroke="none" draw:fill="none" draw:auto-grow-height="false" draw:fit-to-size="shrink-to-fit" style:shrink-to-fit="true">
        <text:list-style style:name="Default7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outline2" style:family="presentation" style:parent-style-name="Default7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2-outline3" style:family="presentation" style:parent-style-name="Default7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2-outline4" style:family="presentation" style:parent-style-name="Default7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2-outline5" style:family="presentation" style:parent-style-name="Default7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6" style:family="presentation" style:parent-style-name="Default7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7" style:family="presentation" style:parent-style-name="Default7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8" style:family="presentation" style:parent-style-name="Default7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9" style:family="presentation" style:parent-style-name="Default7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subtitle" style:family="presentation">
      <style:graphic-properties draw:stroke="none" draw:fill="none" draw:textarea-vertical-align="middle">
        <text:list-style style:name="Default7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title" style:family="presentation">
      <style:graphic-properties draw:stroke="none" draw:fill="none" draw:textarea-vertical-align="middle">
        <text:list-style style:name="Default7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3-outline1" style:family="presentation">
      <style:graphic-properties draw:stroke="none" draw:fill="none" draw:auto-grow-height="false" draw:fit-to-size="shrink-to-fit" style:shrink-to-fit="true">
        <text:list-style style:name="Default7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outline2" style:family="presentation" style:parent-style-name="Default7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3-outline3" style:family="presentation" style:parent-style-name="Default7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3-outline4" style:family="presentation" style:parent-style-name="Default7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3-outline5" style:family="presentation" style:parent-style-name="Default7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6" style:family="presentation" style:parent-style-name="Default7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7" style:family="presentation" style:parent-style-name="Default7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8" style:family="presentation" style:parent-style-name="Default7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9" style:family="presentation" style:parent-style-name="Default7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subtitle" style:family="presentation">
      <style:graphic-properties draw:stroke="none" draw:fill="none" draw:textarea-vertical-align="middle">
        <text:list-style style:name="Default7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title" style:family="presentation">
      <style:graphic-properties draw:stroke="none" draw:fill="none" draw:textarea-vertical-align="middle">
        <text:list-style style:name="Default7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4-outline1" style:family="presentation">
      <style:graphic-properties draw:stroke="none" draw:fill="none" draw:auto-grow-height="false" draw:fit-to-size="shrink-to-fit" style:shrink-to-fit="true">
        <text:list-style style:name="Default7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outline2" style:family="presentation" style:parent-style-name="Default7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4-outline3" style:family="presentation" style:parent-style-name="Default7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4-outline4" style:family="presentation" style:parent-style-name="Default7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4-outline5" style:family="presentation" style:parent-style-name="Default7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6" style:family="presentation" style:parent-style-name="Default7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7" style:family="presentation" style:parent-style-name="Default7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8" style:family="presentation" style:parent-style-name="Default7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9" style:family="presentation" style:parent-style-name="Default7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subtitle" style:family="presentation">
      <style:graphic-properties draw:stroke="none" draw:fill="none" draw:textarea-vertical-align="middle">
        <text:list-style style:name="Default7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title" style:family="presentation">
      <style:graphic-properties draw:stroke="none" draw:fill="none" draw:textarea-vertical-align="middle">
        <text:list-style style:name="Default7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5-outline1" style:family="presentation">
      <style:graphic-properties draw:stroke="none" draw:fill="none" draw:auto-grow-height="false" draw:fit-to-size="shrink-to-fit" style:shrink-to-fit="true">
        <text:list-style style:name="Default7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outline2" style:family="presentation" style:parent-style-name="Default7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5-outline3" style:family="presentation" style:parent-style-name="Default7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5-outline4" style:family="presentation" style:parent-style-name="Default7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5-outline5" style:family="presentation" style:parent-style-name="Default7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6" style:family="presentation" style:parent-style-name="Default7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7" style:family="presentation" style:parent-style-name="Default7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8" style:family="presentation" style:parent-style-name="Default7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9" style:family="presentation" style:parent-style-name="Default7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subtitle" style:family="presentation">
      <style:graphic-properties draw:stroke="none" draw:fill="none" draw:textarea-vertical-align="middle">
        <text:list-style style:name="Default7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title" style:family="presentation">
      <style:graphic-properties draw:stroke="none" draw:fill="none" draw:textarea-vertical-align="middle">
        <text:list-style style:name="Default7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6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7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1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7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0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3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4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6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7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9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40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2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3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5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6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8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9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1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2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3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4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5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6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7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8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9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60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1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2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3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4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5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6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7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8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9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70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71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72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73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4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5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6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7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8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9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80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81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82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83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4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5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6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7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8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9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90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91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92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93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4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5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6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7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8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9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100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101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102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103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4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5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6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7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8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11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12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13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4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5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6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7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9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20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21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22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23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4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5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6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7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8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9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30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31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32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33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4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5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6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7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8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9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40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41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42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43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4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5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6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7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8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9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50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51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52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53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4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5" style:family="presentation" style:parent-style-name="Default50-backgroundobjects">
      <style:graphic-properties draw:stroke="none" draw:fill="none" draw:fill-color="#ffffff" draw:auto-grow-height="false" fo:min-height="1.449cm"/>
    </style:style>
    <style:style style:name="Mpr156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7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8" style:family="presentation" style:parent-style-name="Default51-backgroundobjects">
      <style:graphic-properties draw:stroke="none" draw:fill="none" draw:fill-color="#ffffff" draw:auto-grow-height="false" fo:min-height="1.449cm"/>
    </style:style>
    <style:style style:name="Mpr159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60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61" style:family="presentation" style:parent-style-name="Default52-backgroundobjects">
      <style:graphic-properties draw:stroke="none" draw:fill="none" draw:fill-color="#ffffff" draw:auto-grow-height="false" fo:min-height="1.449cm"/>
    </style:style>
    <style:style style:name="Mpr162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63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4" style:family="presentation" style:parent-style-name="Default53-backgroundobjects">
      <style:graphic-properties draw:stroke="none" draw:fill="none" draw:fill-color="#ffffff" draw:auto-grow-height="false" fo:min-height="1.449cm"/>
    </style:style>
    <style:style style:name="Mpr165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66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67" style:family="presentation" style:parent-style-name="Default54-backgroundobjects">
      <style:graphic-properties draw:stroke="none" draw:fill="none" draw:fill-color="#ffffff" draw:auto-grow-height="false" fo:min-height="1.449cm"/>
    </style:style>
    <style:style style:name="Mpr168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69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70" style:family="presentation" style:parent-style-name="Default55-backgroundobjects">
      <style:graphic-properties draw:stroke="none" draw:fill="none" draw:fill-color="#ffffff" draw:auto-grow-height="false" fo:min-height="1.449cm"/>
    </style:style>
    <style:style style:name="Mpr171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72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73" style:family="presentation" style:parent-style-name="Default56-backgroundobjects">
      <style:graphic-properties draw:stroke="none" draw:fill="none" draw:fill-color="#ffffff" draw:auto-grow-height="false" fo:min-height="1.449cm"/>
    </style:style>
    <style:style style:name="Mpr174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75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76" style:family="presentation" style:parent-style-name="Default57-backgroundobjects">
      <style:graphic-properties draw:stroke="none" draw:fill="none" draw:fill-color="#ffffff" draw:auto-grow-height="false" fo:min-height="1.449cm"/>
    </style:style>
    <style:style style:name="Mpr177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78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79" style:family="presentation" style:parent-style-name="Default58-backgroundobjects">
      <style:graphic-properties draw:stroke="none" draw:fill="none" draw:fill-color="#ffffff" draw:auto-grow-height="false" fo:min-height="1.449cm"/>
    </style:style>
    <style:style style:name="Mpr180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81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82" style:family="presentation" style:parent-style-name="Default59-backgroundobjects">
      <style:graphic-properties draw:stroke="none" draw:fill="none" draw:fill-color="#ffffff" draw:auto-grow-height="false" fo:min-height="1.449cm"/>
    </style:style>
    <style:style style:name="Mpr183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4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85" style:family="presentation" style:parent-style-name="Default60-backgroundobjects">
      <style:graphic-properties draw:stroke="none" draw:fill="none" draw:fill-color="#ffffff" draw:auto-grow-height="false" fo:min-height="1.449cm"/>
    </style:style>
    <style:style style:name="Mpr186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87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88" style:family="presentation" style:parent-style-name="Default61-backgroundobjects">
      <style:graphic-properties draw:stroke="none" draw:fill="none" draw:fill-color="#ffffff" draw:auto-grow-height="false" fo:min-height="1.449cm"/>
    </style:style>
    <style:style style:name="Mpr189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90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91" style:family="presentation" style:parent-style-name="Default62-backgroundobjects">
      <style:graphic-properties draw:stroke="none" draw:fill="none" draw:fill-color="#ffffff" draw:auto-grow-height="false" fo:min-height="1.449cm"/>
    </style:style>
    <style:style style:name="Mpr192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93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4" style:family="presentation" style:parent-style-name="Default63-backgroundobjects">
      <style:graphic-properties draw:stroke="none" draw:fill="none" draw:fill-color="#ffffff" draw:auto-grow-height="false" fo:min-height="1.449cm"/>
    </style:style>
    <style:style style:name="Mpr195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196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197" style:family="presentation" style:parent-style-name="Default64-backgroundobjects">
      <style:graphic-properties draw:stroke="none" draw:fill="none" draw:fill-color="#ffffff" draw:auto-grow-height="false" fo:min-height="1.449cm"/>
    </style:style>
    <style:style style:name="Mpr198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199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200" style:family="presentation" style:parent-style-name="Default65-backgroundobjects">
      <style:graphic-properties draw:stroke="none" draw:fill="none" draw:fill-color="#ffffff" draw:auto-grow-height="false" fo:min-height="1.449cm"/>
    </style:style>
    <style:style style:name="Mpr201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202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203" style:family="presentation" style:parent-style-name="Default66-backgroundobjects">
      <style:graphic-properties draw:stroke="none" draw:fill="none" draw:fill-color="#ffffff" draw:auto-grow-height="false" fo:min-height="1.449cm"/>
    </style:style>
    <style:style style:name="Mpr204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05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r206" style:family="presentation" style:parent-style-name="Default67-backgroundobjects">
      <style:graphic-properties draw:stroke="none" draw:fill="none" draw:fill-color="#ffffff" draw:auto-grow-height="false" fo:min-height="1.449cm"/>
    </style:style>
    <style:style style:name="Mpr207" style:family="presentation" style:parent-style-name="Default67-backgroundobjects">
      <style:graphic-properties draw:stroke="none" draw:fill="none" draw:fill-color="#ffffff" draw:auto-grow-height="false" fo:min-height="1.397cm"/>
    </style:style>
    <style:style style:name="Mpr208" style:family="presentation" style:parent-style-name="Default67-backgroundobjects">
      <style:graphic-properties draw:stroke="none" draw:fill="none" draw:fill-color="#ffffff" draw:textarea-vertical-align="bottom" draw:auto-grow-height="false" fo:min-height="1.397cm"/>
    </style:style>
    <style:style style:name="Mpr209" style:family="presentation" style:parent-style-name="Default68-backgroundobjects">
      <style:graphic-properties draw:stroke="none" draw:fill="none" draw:fill-color="#ffffff" draw:auto-grow-height="false" fo:min-height="1.449cm"/>
    </style:style>
    <style:style style:name="Mpr210" style:family="presentation" style:parent-style-name="Default68-backgroundobjects">
      <style:graphic-properties draw:stroke="none" draw:fill="none" draw:fill-color="#ffffff" draw:auto-grow-height="false" fo:min-height="1.397cm"/>
    </style:style>
    <style:style style:name="Mpr211" style:family="presentation" style:parent-style-name="Default68-backgroundobjects">
      <style:graphic-properties draw:stroke="none" draw:fill="none" draw:fill-color="#ffffff" draw:textarea-vertical-align="bottom" draw:auto-grow-height="false" fo:min-height="1.397cm"/>
    </style:style>
    <style:style style:name="Mpr212" style:family="presentation" style:parent-style-name="Default69-backgroundobjects">
      <style:graphic-properties draw:stroke="none" draw:fill="none" draw:fill-color="#ffffff" draw:auto-grow-height="false" fo:min-height="1.449cm"/>
    </style:style>
    <style:style style:name="Mpr213" style:family="presentation" style:parent-style-name="Default69-backgroundobjects">
      <style:graphic-properties draw:stroke="none" draw:fill="none" draw:fill-color="#ffffff" draw:auto-grow-height="false" fo:min-height="1.397cm"/>
    </style:style>
    <style:style style:name="Mpr214" style:family="presentation" style:parent-style-name="Default69-backgroundobjects">
      <style:graphic-properties draw:stroke="none" draw:fill="none" draw:fill-color="#ffffff" draw:textarea-vertical-align="bottom" draw:auto-grow-height="false" fo:min-height="1.397cm"/>
    </style:style>
    <style:style style:name="Mpr215" style:family="presentation" style:parent-style-name="Default70-backgroundobjects">
      <style:graphic-properties draw:stroke="none" draw:fill="none" draw:fill-color="#ffffff" draw:auto-grow-height="false" fo:min-height="1.449cm"/>
    </style:style>
    <style:style style:name="Mpr216" style:family="presentation" style:parent-style-name="Default70-backgroundobjects">
      <style:graphic-properties draw:stroke="none" draw:fill="none" draw:fill-color="#ffffff" draw:auto-grow-height="false" fo:min-height="1.397cm"/>
    </style:style>
    <style:style style:name="Mpr217" style:family="presentation" style:parent-style-name="Default70-backgroundobjects">
      <style:graphic-properties draw:stroke="none" draw:fill="none" draw:fill-color="#ffffff" draw:textarea-vertical-align="bottom" draw:auto-grow-height="false" fo:min-height="1.397cm"/>
    </style:style>
    <style:style style:name="Mpr218" style:family="presentation" style:parent-style-name="Default71-backgroundobjects">
      <style:graphic-properties draw:stroke="none" draw:fill="none" draw:fill-color="#ffffff" draw:auto-grow-height="false" fo:min-height="1.449cm"/>
    </style:style>
    <style:style style:name="Mpr219" style:family="presentation" style:parent-style-name="Default71-backgroundobjects">
      <style:graphic-properties draw:stroke="none" draw:fill="none" draw:fill-color="#ffffff" draw:auto-grow-height="false" fo:min-height="1.397cm"/>
    </style:style>
    <style:style style:name="Mpr220" style:family="presentation" style:parent-style-name="Default71-backgroundobjects">
      <style:graphic-properties draw:stroke="none" draw:fill="none" draw:fill-color="#ffffff" draw:textarea-vertical-align="bottom" draw:auto-grow-height="false" fo:min-height="1.397cm"/>
    </style:style>
    <style:style style:name="Mpr221" style:family="presentation" style:parent-style-name="Default72-backgroundobjects">
      <style:graphic-properties draw:stroke="none" draw:fill="none" draw:fill-color="#ffffff" draw:auto-grow-height="false" fo:min-height="1.449cm"/>
    </style:style>
    <style:style style:name="Mpr222" style:family="presentation" style:parent-style-name="Default72-backgroundobjects">
      <style:graphic-properties draw:stroke="none" draw:fill="none" draw:fill-color="#ffffff" draw:auto-grow-height="false" fo:min-height="1.397cm"/>
    </style:style>
    <style:style style:name="Mpr223" style:family="presentation" style:parent-style-name="Default72-backgroundobjects">
      <style:graphic-properties draw:stroke="none" draw:fill="none" draw:fill-color="#ffffff" draw:textarea-vertical-align="bottom" draw:auto-grow-height="false" fo:min-height="1.397cm"/>
    </style:style>
    <style:style style:name="Mpr224" style:family="presentation" style:parent-style-name="Default73-backgroundobjects">
      <style:graphic-properties draw:stroke="none" draw:fill="none" draw:fill-color="#ffffff" draw:auto-grow-height="false" fo:min-height="1.449cm"/>
    </style:style>
    <style:style style:name="Mpr225" style:family="presentation" style:parent-style-name="Default73-backgroundobjects">
      <style:graphic-properties draw:stroke="none" draw:fill="none" draw:fill-color="#ffffff" draw:auto-grow-height="false" fo:min-height="1.397cm"/>
    </style:style>
    <style:style style:name="Mpr226" style:family="presentation" style:parent-style-name="Default73-backgroundobjects">
      <style:graphic-properties draw:stroke="none" draw:fill="none" draw:fill-color="#ffffff" draw:textarea-vertical-align="bottom" draw:auto-grow-height="false" fo:min-height="1.397cm"/>
    </style:style>
    <style:style style:name="Mpr227" style:family="presentation" style:parent-style-name="Default74-backgroundobjects">
      <style:graphic-properties draw:stroke="none" draw:fill="none" draw:fill-color="#ffffff" draw:auto-grow-height="false" fo:min-height="1.449cm"/>
    </style:style>
    <style:style style:name="Mpr228" style:family="presentation" style:parent-style-name="Default74-backgroundobjects">
      <style:graphic-properties draw:stroke="none" draw:fill="none" draw:fill-color="#ffffff" draw:auto-grow-height="false" fo:min-height="1.397cm"/>
    </style:style>
    <style:style style:name="Mpr229" style:family="presentation" style:parent-style-name="Default74-backgroundobjects">
      <style:graphic-properties draw:stroke="none" draw:fill="none" draw:fill-color="#ffffff" draw:textarea-vertical-align="bottom" draw:auto-grow-height="false" fo:min-height="1.397cm"/>
    </style:style>
    <style:style style:name="Mpr230" style:family="presentation" style:parent-style-name="Default75-backgroundobjects">
      <style:graphic-properties draw:stroke="none" draw:fill="none" draw:fill-color="#ffffff" draw:auto-grow-height="false" fo:min-height="1.449cm"/>
    </style:style>
    <style:style style:name="Mpr231" style:family="presentation" style:parent-style-name="Default75-backgroundobjects">
      <style:graphic-properties draw:stroke="none" draw:fill="none" draw:fill-color="#ffffff" draw:auto-grow-height="false" fo:min-height="1.397cm"/>
    </style:style>
    <style:style style:name="Mpr232" style:family="presentation" style:parent-style-name="Default7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office:forms form:automatic-focus="false" form:apply-design-mode="false"/>
      <draw:frame presentation:style-name="Default_5f_-title" draw:layer="backgroundobjects" svg:width="25.199cm" svg:height="2.63cm" svg:x="1.4cm" svg:y="0.627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Hymn_25_20template" style:display-name="Hymn%20template" style:page-layout-name="PM1" draw:style-name="Mdp1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3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3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3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3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3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3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3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3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3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3">
      <office:forms form:automatic-focus="false" form:apply-design-mode="false"/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3">
      <office:forms form:automatic-focus="false" form:apply-design-mode="false"/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3">
      <office:forms form:automatic-focus="false" form:apply-design-mode="false"/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3">
      <office:forms form:automatic-focus="false" form:apply-design-mode="false"/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3">
      <office:forms form:automatic-focus="false" form:apply-design-mode="false"/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5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3">
      <office:forms form:automatic-focus="false" form:apply-design-mode="false"/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3">
      <office:forms form:automatic-focus="false" form:apply-design-mode="false"/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3">
      <office:forms form:automatic-focus="false" form:apply-design-mode="false"/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3">
      <office:forms form:automatic-focus="false" form:apply-design-mode="false"/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3">
      <office:forms form:automatic-focus="false" form:apply-design-mode="false"/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3">
      <office:forms form:automatic-focus="false" form:apply-design-mode="false"/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3">
      <office:forms form:automatic-focus="false" form:apply-design-mode="false"/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7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3">
      <office:forms form:automatic-focus="false" form:apply-design-mode="false"/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3">
      <office:forms form:automatic-focus="false" form:apply-design-mode="false"/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3">
      <office:forms form:automatic-focus="false" form:apply-design-mode="false"/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8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8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3">
      <office:forms form:automatic-focus="false" form:apply-design-mode="false"/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8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3">
      <office:forms form:automatic-focus="false" form:apply-design-mode="false"/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3">
      <office:forms form:automatic-focus="false" form:apply-design-mode="false"/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3">
      <office:forms form:automatic-focus="false" form:apply-design-mode="false"/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9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9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3">
      <office:forms form:automatic-focus="false" form:apply-design-mode="false"/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3">
      <office:forms form:automatic-focus="false" form:apply-design-mode="false"/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3">
      <office:forms form:automatic-focus="false" form:apply-design-mode="false"/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10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10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3">
      <office:forms form:automatic-focus="false" form:apply-design-mode="false"/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3">
      <office:forms form:automatic-focus="false" form:apply-design-mode="false"/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3">
      <office:forms form:automatic-focus="false" form:apply-design-mode="false"/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3">
      <office:forms form:automatic-focus="false" form:apply-design-mode="false"/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3">
      <office:forms form:automatic-focus="false" form:apply-design-mode="false"/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3">
      <office:forms form:automatic-focus="false" form:apply-design-mode="false"/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3">
      <office:forms form:automatic-focus="false" form:apply-design-mode="false"/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3">
      <office:forms form:automatic-focus="false" form:apply-design-mode="false"/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3">
      <office:forms form:automatic-focus="false" form:apply-design-mode="false"/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3">
      <office:forms form:automatic-focus="false" form:apply-design-mode="false"/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3">
      <office:forms form:automatic-focus="false" form:apply-design-mode="false"/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3">
      <office:forms form:automatic-focus="false" form:apply-design-mode="false"/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3">
      <office:forms form:automatic-focus="false" form:apply-design-mode="false"/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3">
      <office:forms form:automatic-focus="false" form:apply-design-mode="false"/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3">
      <office:forms form:automatic-focus="false" form:apply-design-mode="false"/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3">
      <office:forms form:automatic-focus="false" form:apply-design-mode="false"/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3">
      <office:forms form:automatic-focus="false" form:apply-design-mode="false"/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0" style:page-layout-name="PM1" draw:style-name="Mdp3">
      <office:forms form:automatic-focus="false" form:apply-design-mode="false"/>
      <draw:frame presentation:style-name="Default50-title" draw:layer="backgroundobjects" svg:width="25.199cm" svg:height="2.63cm" svg:x="1.4cm" svg:y="0.627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0-title" draw:layer="backgroundobjects" svg:width="13.968cm" svg:height="10.476cm" svg:x="3.81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1" style:page-layout-name="PM1" draw:style-name="Mdp3">
      <office:forms form:automatic-focus="false" form:apply-design-mode="false"/>
      <draw:frame presentation:style-name="Default51-title" draw:layer="backgroundobjects" svg:width="25.199cm" svg:height="2.63cm" svg:x="1.4cm" svg:y="0.627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1-title" draw:layer="backgroundobjects" svg:width="13.968cm" svg:height="10.476cm" svg:x="3.81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2" style:page-layout-name="PM1" draw:style-name="Mdp3">
      <office:forms form:automatic-focus="false" form:apply-design-mode="false"/>
      <draw:frame presentation:style-name="Default52-title" draw:layer="backgroundobjects" svg:width="25.199cm" svg:height="2.63cm" svg:x="1.4cm" svg:y="0.627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2-title" draw:layer="backgroundobjects" svg:width="13.968cm" svg:height="10.476cm" svg:x="3.81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3" style:page-layout-name="PM1" draw:style-name="Mdp3">
      <office:forms form:automatic-focus="false" form:apply-design-mode="false"/>
      <draw:frame presentation:style-name="Default53-title" draw:layer="backgroundobjects" svg:width="25.199cm" svg:height="2.63cm" svg:x="1.4cm" svg:y="0.627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3-title" draw:layer="backgroundobjects" svg:width="13.968cm" svg:height="10.476cm" svg:x="3.81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4" style:page-layout-name="PM1" draw:style-name="Mdp3">
      <office:forms form:automatic-focus="false" form:apply-design-mode="false"/>
      <draw:frame presentation:style-name="Default54-title" draw:layer="backgroundobjects" svg:width="25.199cm" svg:height="2.63cm" svg:x="1.4cm" svg:y="0.627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4-title" draw:layer="backgroundobjects" svg:width="13.968cm" svg:height="10.476cm" svg:x="3.81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5" style:page-layout-name="PM1" draw:style-name="Mdp3">
      <office:forms form:automatic-focus="false" form:apply-design-mode="false"/>
      <draw:frame presentation:style-name="Default55-title" draw:layer="backgroundobjects" svg:width="25.199cm" svg:height="2.63cm" svg:x="1.4cm" svg:y="0.627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5-title" draw:layer="backgroundobjects" svg:width="13.968cm" svg:height="10.476cm" svg:x="3.81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6" style:page-layout-name="PM1" draw:style-name="Mdp3">
      <office:forms form:automatic-focus="false" form:apply-design-mode="false"/>
      <draw:frame presentation:style-name="Default56-title" draw:layer="backgroundobjects" svg:width="25.199cm" svg:height="2.63cm" svg:x="1.4cm" svg:y="0.627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6-title" draw:layer="backgroundobjects" svg:width="13.968cm" svg:height="10.476cm" svg:x="3.81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7" style:page-layout-name="PM1" draw:style-name="Mdp3">
      <office:forms form:automatic-focus="false" form:apply-design-mode="false"/>
      <draw:frame presentation:style-name="Default57-title" draw:layer="backgroundobjects" svg:width="25.199cm" svg:height="2.63cm" svg:x="1.4cm" svg:y="0.627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7-title" draw:layer="backgroundobjects" svg:width="13.968cm" svg:height="10.476cm" svg:x="3.81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8" style:page-layout-name="PM1" draw:style-name="Mdp3">
      <office:forms form:automatic-focus="false" form:apply-design-mode="false"/>
      <draw:frame presentation:style-name="Default58-title" draw:layer="backgroundobjects" svg:width="25.199cm" svg:height="2.63cm" svg:x="1.4cm" svg:y="0.627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8-title" draw:layer="backgroundobjects" svg:width="13.968cm" svg:height="10.476cm" svg:x="3.81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9" style:page-layout-name="PM1" draw:style-name="Mdp3">
      <office:forms form:automatic-focus="false" form:apply-design-mode="false"/>
      <draw:frame presentation:style-name="Default59-title" draw:layer="backgroundobjects" svg:width="25.199cm" svg:height="2.63cm" svg:x="1.4cm" svg:y="0.627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59-title" draw:layer="backgroundobjects" svg:width="13.968cm" svg:height="10.476cm" svg:x="3.81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0" style:page-layout-name="PM1" draw:style-name="Mdp3">
      <office:forms form:automatic-focus="false" form:apply-design-mode="false"/>
      <draw:frame presentation:style-name="Default60-title" draw:layer="backgroundobjects" svg:width="25.199cm" svg:height="2.63cm" svg:x="1.4cm" svg:y="0.627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0-title" draw:layer="backgroundobjects" svg:width="13.968cm" svg:height="10.476cm" svg:x="3.81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1" style:page-layout-name="PM1" draw:style-name="Mdp3">
      <office:forms form:automatic-focus="false" form:apply-design-mode="false"/>
      <draw:frame presentation:style-name="Default61-title" draw:layer="backgroundobjects" svg:width="25.199cm" svg:height="2.63cm" svg:x="1.4cm" svg:y="0.627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1-title" draw:layer="backgroundobjects" svg:width="13.968cm" svg:height="10.476cm" svg:x="3.81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2" style:page-layout-name="PM1" draw:style-name="Mdp3">
      <office:forms form:automatic-focus="false" form:apply-design-mode="false"/>
      <draw:frame presentation:style-name="Default62-title" draw:layer="backgroundobjects" svg:width="25.199cm" svg:height="2.63cm" svg:x="1.4cm" svg:y="0.627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2-title" draw:layer="backgroundobjects" svg:width="13.968cm" svg:height="10.476cm" svg:x="3.81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3" style:page-layout-name="PM1" draw:style-name="Mdp3">
      <office:forms form:automatic-focus="false" form:apply-design-mode="false"/>
      <draw:frame presentation:style-name="Default63-title" draw:layer="backgroundobjects" svg:width="25.199cm" svg:height="2.63cm" svg:x="1.4cm" svg:y="0.627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3-title" draw:layer="backgroundobjects" svg:width="13.968cm" svg:height="10.476cm" svg:x="3.81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1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4" style:page-layout-name="PM1" draw:style-name="Mdp3">
      <office:forms form:automatic-focus="false" form:apply-design-mode="false"/>
      <draw:frame presentation:style-name="Default64-title" draw:layer="backgroundobjects" svg:width="25.199cm" svg:height="2.63cm" svg:x="1.4cm" svg:y="0.627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1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4-title" draw:layer="backgroundobjects" svg:width="13.968cm" svg:height="10.476cm" svg:x="3.81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1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5" style:page-layout-name="PM1" draw:style-name="Mdp3">
      <office:forms form:automatic-focus="false" form:apply-design-mode="false"/>
      <draw:frame presentation:style-name="Default65-title" draw:layer="backgroundobjects" svg:width="25.199cm" svg:height="2.63cm" svg:x="1.4cm" svg:y="0.627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2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5-title" draw:layer="backgroundobjects" svg:width="13.968cm" svg:height="10.476cm" svg:x="3.81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2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6" style:page-layout-name="PM1" draw:style-name="Mdp3">
      <office:forms form:automatic-focus="false" form:apply-design-mode="false"/>
      <draw:frame presentation:style-name="Default66-title" draw:layer="backgroundobjects" svg:width="25.199cm" svg:height="2.63cm" svg:x="1.4cm" svg:y="0.627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2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6-title" draw:layer="backgroundobjects" svg:width="13.968cm" svg:height="10.476cm" svg:x="3.81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7" style:page-layout-name="PM1" draw:style-name="Mdp3">
      <office:forms form:automatic-focus="false" form:apply-design-mode="false"/>
      <draw:frame presentation:style-name="Default67-title" draw:layer="backgroundobjects" svg:width="25.199cm" svg:height="2.63cm" svg:x="1.4cm" svg:y="0.627cm" presentation:class="title" presentation:placeholder="true">
        <draw:text-box/>
      </draw:frame>
      <draw:frame presentation:style-name="Default67-outline1" draw:layer="backgroundobjects" svg:width="25.199cm" svg:height="9.134cm" svg:x="1.4cm" svg:y="3.685cm" presentation:class="outline" presentation:placeholder="true">
        <draw:text-box/>
      </draw:frame>
      <draw:frame presentation:style-name="Mpr2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7-title" draw:layer="backgroundobjects" svg:width="13.968cm" svg:height="10.476cm" svg:x="3.81cm" svg:y="2.123cm" presentation:class="page"/>
        <draw:frame presentation:style-name="Default67-notes" draw:layer="backgroundobjects" svg:width="17.271cm" svg:height="12.572cm" svg:x="2.159cm" svg:y="13.271cm" presentation:class="notes" presentation:placeholder="true">
          <draw:text-box/>
        </draw:frame>
        <draw:frame presentation:style-name="Mpr2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8" style:page-layout-name="PM1" draw:style-name="Mdp3">
      <office:forms form:automatic-focus="false" form:apply-design-mode="false"/>
      <draw:frame presentation:style-name="Default68-title" draw:layer="backgroundobjects" svg:width="25.199cm" svg:height="2.63cm" svg:x="1.4cm" svg:y="0.627cm" presentation:class="title" presentation:placeholder="true">
        <draw:text-box/>
      </draw:frame>
      <draw:frame presentation:style-name="Default68-outline1" draw:layer="backgroundobjects" svg:width="25.199cm" svg:height="9.134cm" svg:x="1.4cm" svg:y="3.685cm" presentation:class="outline" presentation:placeholder="true">
        <draw:text-box/>
      </draw:frame>
      <draw:frame presentation:style-name="Mpr2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8-title" draw:layer="backgroundobjects" svg:width="13.968cm" svg:height="10.476cm" svg:x="3.81cm" svg:y="2.123cm" presentation:class="page"/>
        <draw:frame presentation:style-name="Default68-notes" draw:layer="backgroundobjects" svg:width="17.271cm" svg:height="12.572cm" svg:x="2.159cm" svg:y="13.271cm" presentation:class="notes" presentation:placeholder="true">
          <draw:text-box/>
        </draw:frame>
        <draw:frame presentation:style-name="Mpr2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9" style:page-layout-name="PM1" draw:style-name="Mdp3">
      <office:forms form:automatic-focus="false" form:apply-design-mode="false"/>
      <draw:frame presentation:style-name="Default69-title" draw:layer="backgroundobjects" svg:width="25.199cm" svg:height="2.63cm" svg:x="1.4cm" svg:y="0.627cm" presentation:class="title" presentation:placeholder="true">
        <draw:text-box/>
      </draw:frame>
      <draw:frame presentation:style-name="Default69-outline1" draw:layer="backgroundobjects" svg:width="25.199cm" svg:height="9.134cm" svg:x="1.4cm" svg:y="3.685cm" presentation:class="outline" presentation:placeholder="true">
        <draw:text-box/>
      </draw:frame>
      <draw:frame presentation:style-name="Mpr2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69-title" draw:layer="backgroundobjects" svg:width="13.968cm" svg:height="10.476cm" svg:x="3.81cm" svg:y="2.123cm" presentation:class="page"/>
        <draw:frame presentation:style-name="Default69-notes" draw:layer="backgroundobjects" svg:width="17.271cm" svg:height="12.572cm" svg:x="2.159cm" svg:y="13.271cm" presentation:class="notes" presentation:placeholder="true">
          <draw:text-box/>
        </draw:frame>
        <draw:frame presentation:style-name="Mpr2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0" style:page-layout-name="PM1" draw:style-name="Mdp3">
      <office:forms form:automatic-focus="false" form:apply-design-mode="false"/>
      <draw:frame presentation:style-name="Default70-title" draw:layer="backgroundobjects" svg:width="25.199cm" svg:height="2.63cm" svg:x="1.4cm" svg:y="0.627cm" presentation:class="title" presentation:placeholder="true">
        <draw:text-box/>
      </draw:frame>
      <draw:frame presentation:style-name="Default70-outline1" draw:layer="backgroundobjects" svg:width="25.199cm" svg:height="9.134cm" svg:x="1.4cm" svg:y="3.685cm" presentation:class="outline" presentation:placeholder="true">
        <draw:text-box/>
      </draw:frame>
      <draw:frame presentation:style-name="Mpr2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70-title" draw:layer="backgroundobjects" svg:width="13.968cm" svg:height="10.476cm" svg:x="3.81cm" svg:y="2.123cm" presentation:class="page"/>
        <draw:frame presentation:style-name="Default70-notes" draw:layer="backgroundobjects" svg:width="17.271cm" svg:height="12.572cm" svg:x="2.159cm" svg:y="13.271cm" presentation:class="notes" presentation:placeholder="true">
          <draw:text-box/>
        </draw:frame>
        <draw:frame presentation:style-name="Mpr2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1" style:page-layout-name="PM1" draw:style-name="Mdp3">
      <office:forms form:automatic-focus="false" form:apply-design-mode="false"/>
      <draw:frame presentation:style-name="Default71-title" draw:layer="backgroundobjects" svg:width="25.199cm" svg:height="2.63cm" svg:x="1.4cm" svg:y="0.627cm" presentation:class="title" presentation:placeholder="true">
        <draw:text-box/>
      </draw:frame>
      <draw:frame presentation:style-name="Default71-outline1" draw:layer="backgroundobjects" svg:width="25.199cm" svg:height="9.134cm" svg:x="1.4cm" svg:y="3.685cm" presentation:class="outline" presentation:placeholder="true">
        <draw:text-box/>
      </draw:frame>
      <draw:frame presentation:style-name="Mpr2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71-title" draw:layer="backgroundobjects" svg:width="13.968cm" svg:height="10.476cm" svg:x="3.81cm" svg:y="2.123cm" presentation:class="page"/>
        <draw:frame presentation:style-name="Default71-notes" draw:layer="backgroundobjects" svg:width="17.271cm" svg:height="12.572cm" svg:x="2.159cm" svg:y="13.271cm" presentation:class="notes" presentation:placeholder="true">
          <draw:text-box/>
        </draw:frame>
        <draw:frame presentation:style-name="Mpr2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2" style:page-layout-name="PM1" draw:style-name="Mdp3">
      <office:forms form:automatic-focus="false" form:apply-design-mode="false"/>
      <draw:frame presentation:style-name="Default72-title" draw:layer="backgroundobjects" svg:width="25.199cm" svg:height="2.63cm" svg:x="1.4cm" svg:y="0.627cm" presentation:class="title" presentation:placeholder="true">
        <draw:text-box/>
      </draw:frame>
      <draw:frame presentation:style-name="Default72-outline1" draw:layer="backgroundobjects" svg:width="25.199cm" svg:height="9.134cm" svg:x="1.4cm" svg:y="3.685cm" presentation:class="outline" presentation:placeholder="true">
        <draw:text-box/>
      </draw:frame>
      <draw:frame presentation:style-name="Mpr2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72-title" draw:layer="backgroundobjects" svg:width="13.968cm" svg:height="10.476cm" svg:x="3.81cm" svg:y="2.123cm" presentation:class="page"/>
        <draw:frame presentation:style-name="Default72-notes" draw:layer="backgroundobjects" svg:width="17.271cm" svg:height="12.572cm" svg:x="2.159cm" svg:y="13.271cm" presentation:class="notes" presentation:placeholder="true">
          <draw:text-box/>
        </draw:frame>
        <draw:frame presentation:style-name="Mpr2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3" style:page-layout-name="PM1" draw:style-name="Mdp3">
      <office:forms form:automatic-focus="false" form:apply-design-mode="false"/>
      <draw:frame presentation:style-name="Default73-title" draw:layer="backgroundobjects" svg:width="25.199cm" svg:height="2.63cm" svg:x="1.4cm" svg:y="0.627cm" presentation:class="title" presentation:placeholder="true">
        <draw:text-box/>
      </draw:frame>
      <draw:frame presentation:style-name="Default73-outline1" draw:layer="backgroundobjects" svg:width="25.199cm" svg:height="9.134cm" svg:x="1.4cm" svg:y="3.685cm" presentation:class="outline" presentation:placeholder="true">
        <draw:text-box/>
      </draw:frame>
      <draw:frame presentation:style-name="Mpr2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73-title" draw:layer="backgroundobjects" svg:width="13.968cm" svg:height="10.476cm" svg:x="3.81cm" svg:y="2.123cm" presentation:class="page"/>
        <draw:frame presentation:style-name="Default73-notes" draw:layer="backgroundobjects" svg:width="17.271cm" svg:height="12.572cm" svg:x="2.159cm" svg:y="13.271cm" presentation:class="notes" presentation:placeholder="true">
          <draw:text-box/>
        </draw:frame>
        <draw:frame presentation:style-name="Mpr2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4" style:page-layout-name="PM1" draw:style-name="Mdp3">
      <office:forms form:automatic-focus="false" form:apply-design-mode="false"/>
      <draw:frame presentation:style-name="Default74-title" draw:layer="backgroundobjects" svg:width="25.199cm" svg:height="2.63cm" svg:x="1.4cm" svg:y="0.627cm" presentation:class="title" presentation:placeholder="true">
        <draw:text-box/>
      </draw:frame>
      <draw:frame presentation:style-name="Default74-outline1" draw:layer="backgroundobjects" svg:width="25.199cm" svg:height="9.134cm" svg:x="1.4cm" svg:y="3.685cm" presentation:class="outline" presentation:placeholder="true">
        <draw:text-box/>
      </draw:frame>
      <draw:frame presentation:style-name="Mpr2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74-title" draw:layer="backgroundobjects" svg:width="13.968cm" svg:height="10.476cm" svg:x="3.81cm" svg:y="2.123cm" presentation:class="page"/>
        <draw:frame presentation:style-name="Default74-notes" draw:layer="backgroundobjects" svg:width="17.271cm" svg:height="12.572cm" svg:x="2.159cm" svg:y="13.271cm" presentation:class="notes" presentation:placeholder="true">
          <draw:text-box/>
        </draw:frame>
        <draw:frame presentation:style-name="Mpr2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5" style:page-layout-name="PM1" draw:style-name="Mdp3">
      <office:forms form:automatic-focus="false" form:apply-design-mode="false"/>
      <draw:frame presentation:style-name="Default75-title" draw:layer="backgroundobjects" svg:width="25.199cm" svg:height="2.63cm" svg:x="1.4cm" svg:y="0.627cm" presentation:class="title" presentation:placeholder="true">
        <draw:text-box/>
      </draw:frame>
      <draw:frame presentation:style-name="Default75-outline1" draw:layer="backgroundobjects" svg:width="25.199cm" svg:height="9.134cm" svg:x="1.4cm" svg:y="3.685cm" presentation:class="outline" presentation:placeholder="true">
        <draw:text-box/>
      </draw:frame>
      <draw:frame presentation:style-name="Mpr2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4BA6E68805F378F5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75-title" draw:layer="backgroundobjects" svg:width="13.968cm" svg:height="10.476cm" svg:x="3.81cm" svg:y="2.123cm" presentation:class="page"/>
        <draw:frame presentation:style-name="Default75-notes" draw:layer="backgroundobjects" svg:width="17.271cm" svg:height="12.572cm" svg:x="2.159cm" svg:y="13.271cm" presentation:class="notes" presentation:placeholder="true">
          <draw:text-box/>
        </draw:frame>
        <draw:frame presentation:style-name="Mpr2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0T19:16:27.18</meta:creation-date>
    <dc:date>2019-01-10T16:40:54.944000000</dc:date>
    <meta:editing-duration>PT7H50M17S</meta:editing-duration>
    <meta:editing-cycles>63</meta:editing-cycles>
    <meta:generator>LibreOffice/6.0.7.3$Windows_X86_64 LibreOffice_project/dc89aa7a9eabfd848af146d5086077aeed2ae4a5</meta:generator>
    <meta:document-statistic meta:object-count="1163"/>
  </office:meta>
</office:document-meta>
</file>